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107.2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121.95pt"/>
    </style:style>
    <style:style style:name="co12" style:family="table-column">
      <style:table-column-properties fo:break-before="auto" style:column-width="126.6pt"/>
    </style:style>
    <style:style style:name="co13" style:family="table-column">
      <style:table-column-properties fo:break-before="auto" style:column-width="125.04pt"/>
    </style:style>
    <style:style style:name="co14" style:family="table-column">
      <style:table-column-properties fo:break-before="auto" style:column-width="124.24pt"/>
    </style:style>
    <style:style style:name="co15" style:family="table-column">
      <style:table-column-properties fo:break-before="auto" style:column-width="128.1pt"/>
    </style:style>
    <style:style style:name="co16" style:family="table-column">
      <style:table-column-properties fo:break-before="auto" style:column-width="128.89pt"/>
    </style:style>
    <style:style style:name="co17" style:family="table-column">
      <style:table-column-properties fo:break-before="auto" style:column-width="133.51pt"/>
    </style:style>
    <style:style style:name="co18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mergesort 10 case 1</text:p>
          </table:table-cell>
          <table:table-cell/>
          <table:table-cell table:style-name="Default" office:value-type="string" calcext:value-type="string">
            <text:p>#&gt;mergesort 10 case 2</text:p>
          </table:table-cell>
          <table:table-cell/>
          <table:table-cell table:style-name="Default" office:value-type="string" calcext:value-type="string">
            <text:p>#&gt;mergesort 10 case 3</text:p>
          </table:table-cell>
          <table:table-cell/>
          <table:table-cell table:style-name="Default" office:value-type="string" calcext:value-type="string">
            <text:p>#&gt;mergesort 10 case 4</text:p>
          </table:table-cell>
          <table:table-cell/>
          <table:table-cell office:value-type="string" calcext:value-type="string">
            <text:p>#&gt;mergesort 1000 case 1</text:p>
          </table:table-cell>
          <table:table-cell/>
          <table:table-cell office:value-type="string" calcext:value-type="string">
            <text:p>#&gt;mergesort 1000 case 2</text:p>
          </table:table-cell>
          <table:table-cell/>
          <table:table-cell office:value-type="string" calcext:value-type="string">
            <text:p>#&gt;mergesort 1000 case 3</text:p>
          </table:table-cell>
          <table:table-cell/>
          <table:table-cell office:value-type="string" calcext:value-type="string">
            <text:p>#&gt;mergesort 1000 case 4</text:p>
          </table:table-cell>
          <table:table-cell/>
          <table:table-cell office:value-type="string" calcext:value-type="string">
            <text:p>#&gt;mergesort 10000 case 1</text:p>
          </table:table-cell>
          <table:table-cell/>
          <table:table-cell office:value-type="string" calcext:value-type="string">
            <text:p>#&gt;mergesort 10000 case 2</text:p>
          </table:table-cell>
          <table:table-cell/>
          <table:table-cell office:value-type="string" calcext:value-type="string">
            <text:p>#&gt;mergesort 10000 case 3</text:p>
          </table:table-cell>
          <table:table-cell/>
          <table:table-cell office:value-type="string" calcext:value-type="string">
            <text:p>#&gt;mergesort 10000 case 4</text:p>
          </table:table-cell>
          <table:table-cell/>
          <table:table-cell office:value-type="string" calcext:value-type="string">
            <text:p>#&gt;mergesort 100000 case 1</text:p>
          </table:table-cell>
          <table:table-cell/>
          <table:table-cell office:value-type="string" calcext:value-type="string">
            <text:p>#&gt;mergesort 100000 case 2</text:p>
          </table:table-cell>
          <table:table-cell/>
          <table:table-cell office:value-type="string" calcext:value-type="string">
            <text:p>#&gt;mergesort 100000 case 3</text:p>
          </table:table-cell>
          <table:table-cell/>
          <table:table-cell office:value-type="string" calcext:value-type="string">
            <text:p>#&gt;mergesort 100000 case 4</text:p>
          </table:table-cell>
          <table:table-cell/>
          <table:table-cell office:value-type="string" calcext:value-type="string">
            <text:p>#&gt;mergesort 1000000 case 1</text:p>
          </table:table-cell>
          <table:table-cell/>
          <table:table-cell office:value-type="string" calcext:value-type="string">
            <text:p>#&gt;mergesort 1000000 case 2</text:p>
          </table:table-cell>
          <table:table-cell/>
          <table:table-cell office:value-type="string" calcext:value-type="string">
            <text:p>#&gt;mergesort 1000000 case 3</text:p>
          </table:table-cell>
          <table:table-cell/>
          <table:table-cell office:value-type="string" calcext:value-type="string">
            <text:p>#&gt;mergesort 1000000 case 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6.00E-06</text:p>
          </table:table-cell>
          <table:table-cell/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5" calcext:value-type="float">
            <text:p>5.00E-06</text:p>
          </table:table-cell>
          <table:table-cell/>
          <table:table-cell office:value-type="float" office:value="0.000005" calcext:value-type="float">
            <text:p>5.00E-06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  <table:table-cell office:value-type="float" office:value="0.000169" calcext:value-type="float">
            <text:p>0.000169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479" calcext:value-type="float">
            <text:p>0.001479</text:p>
          </table:table-cell>
          <table:table-cell/>
          <table:table-cell office:value-type="float" office:value="0.001042" calcext:value-type="float">
            <text:p>0.001042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2239" calcext:value-type="float">
            <text:p>0.012239</text:p>
          </table:table-cell>
          <table:table-cell/>
          <table:table-cell office:value-type="float" office:value="0.016466" calcext:value-type="float">
            <text:p>0.016466</text:p>
          </table:table-cell>
          <table:table-cell/>
          <table:table-cell office:value-type="float" office:value="0.012482" calcext:value-type="float">
            <text:p>0.012482</text:p>
          </table:table-cell>
          <table:table-cell/>
          <table:table-cell office:value-type="float" office:value="0.012646" calcext:value-type="float">
            <text:p>0.012646</text:p>
          </table:table-cell>
          <table:table-cell/>
          <table:table-cell office:value-type="float" office:value="0.133971" calcext:value-type="float">
            <text:p>0.133971</text:p>
          </table:table-cell>
          <table:table-cell/>
          <table:table-cell office:value-type="float" office:value="0.179839" calcext:value-type="float">
            <text:p>0.179839</text:p>
          </table:table-cell>
          <table:table-cell/>
          <table:table-cell office:value-type="float" office:value="0.135214" calcext:value-type="float">
            <text:p>0.135214</text:p>
          </table:table-cell>
          <table:table-cell/>
          <table:table-cell office:value-type="float" office:value="0.1407" calcext:value-type="float">
            <text:p>0.1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76" calcext:value-type="float">
            <text:p>0.00027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87" calcext:value-type="float">
            <text:p>0.000187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819" calcext:value-type="float">
            <text:p>0.011819</text:p>
          </table:table-cell>
          <table:table-cell/>
          <table:table-cell office:value-type="float" office:value="0.01642" calcext:value-type="float">
            <text:p>0.01642</text:p>
          </table:table-cell>
          <table:table-cell/>
          <table:table-cell office:value-type="float" office:value="0.011902" calcext:value-type="float">
            <text:p>0.011902</text:p>
          </table:table-cell>
          <table:table-cell/>
          <table:table-cell office:value-type="float" office:value="0.012237" calcext:value-type="float">
            <text:p>0.012237</text:p>
          </table:table-cell>
          <table:table-cell/>
          <table:table-cell office:value-type="float" office:value="0.133468" calcext:value-type="float">
            <text:p>0.133468</text:p>
          </table:table-cell>
          <table:table-cell/>
          <table:table-cell office:value-type="float" office:value="0.178683" calcext:value-type="float">
            <text:p>0.178683</text:p>
          </table:table-cell>
          <table:table-cell/>
          <table:table-cell office:value-type="float" office:value="0.135285" calcext:value-type="float">
            <text:p>0.135285</text:p>
          </table:table-cell>
          <table:table-cell/>
          <table:table-cell office:value-type="float" office:value="0.139167" calcext:value-type="float">
            <text:p>0.139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88" calcext:value-type="float">
            <text:p>0.000188</text:p>
          </table:table-cell>
          <table:table-cell/>
          <table:table-cell office:value-type="float" office:value="0.00135" calcext:value-type="float">
            <text:p>0.00135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2" calcext:value-type="float">
            <text:p>0.001032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892" calcext:value-type="float">
            <text:p>0.011892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2518" calcext:value-type="float">
            <text:p>0.012518</text:p>
          </table:table-cell>
          <table:table-cell/>
          <table:table-cell office:value-type="float" office:value="0.012122" calcext:value-type="float">
            <text:p>0.012122</text:p>
          </table:table-cell>
          <table:table-cell/>
          <table:table-cell office:value-type="float" office:value="0.133193" calcext:value-type="float">
            <text:p>0.133193</text:p>
          </table:table-cell>
          <table:table-cell/>
          <table:table-cell office:value-type="float" office:value="0.178656" calcext:value-type="float">
            <text:p>0.178656</text:p>
          </table:table-cell>
          <table:table-cell/>
          <table:table-cell office:value-type="float" office:value="0.134892" calcext:value-type="float">
            <text:p>0.134892</text:p>
          </table:table-cell>
          <table:table-cell/>
          <table:table-cell office:value-type="float" office:value="0.138297" calcext:value-type="float">
            <text:p>0.1382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4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1381" calcext:value-type="float">
            <text:p>0.001381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5" calcext:value-type="float">
            <text:p>0.01175</text:p>
          </table:table-cell>
          <table:table-cell/>
          <table:table-cell office:value-type="float" office:value="0.016016" calcext:value-type="float">
            <text:p>0.016016</text:p>
          </table:table-cell>
          <table:table-cell/>
          <table:table-cell office:value-type="float" office:value="0.012402" calcext:value-type="float">
            <text:p>0.012402</text:p>
          </table:table-cell>
          <table:table-cell/>
          <table:table-cell office:value-type="float" office:value="0.012222" calcext:value-type="float">
            <text:p>0.012222</text:p>
          </table:table-cell>
          <table:table-cell/>
          <table:table-cell office:value-type="float" office:value="0.133368" calcext:value-type="float">
            <text:p>0.133368</text:p>
          </table:table-cell>
          <table:table-cell/>
          <table:table-cell office:value-type="float" office:value="0.178733" calcext:value-type="float">
            <text:p>0.178733</text:p>
          </table:table-cell>
          <table:table-cell/>
          <table:table-cell office:value-type="float" office:value="0.135036" calcext:value-type="float">
            <text:p>0.135036</text:p>
          </table:table-cell>
          <table:table-cell/>
          <table:table-cell office:value-type="float" office:value="0.138626" calcext:value-type="float">
            <text:p>0.1386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98" calcext:value-type="float">
            <text:p>0.001398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01115" calcext:value-type="float">
            <text:p>0.001115</text:p>
          </table:table-cell>
          <table:table-cell/>
          <table:table-cell office:value-type="float" office:value="0.011696" calcext:value-type="float">
            <text:p>0.011696</text:p>
          </table:table-cell>
          <table:table-cell/>
          <table:table-cell office:value-type="float" office:value="0.016065" calcext:value-type="float">
            <text:p>0.016065</text:p>
          </table:table-cell>
          <table:table-cell/>
          <table:table-cell office:value-type="float" office:value="0.011804" calcext:value-type="float">
            <text:p>0.011804</text:p>
          </table:table-cell>
          <table:table-cell/>
          <table:table-cell office:value-type="float" office:value="0.012147" calcext:value-type="float">
            <text:p>0.012147</text:p>
          </table:table-cell>
          <table:table-cell/>
          <table:table-cell office:value-type="float" office:value="0.132978" calcext:value-type="float">
            <text:p>0.132978</text:p>
          </table:table-cell>
          <table:table-cell/>
          <table:table-cell office:value-type="float" office:value="0.178216" calcext:value-type="float">
            <text:p>0.178216</text:p>
          </table:table-cell>
          <table:table-cell/>
          <table:table-cell office:value-type="float" office:value="0.135358" calcext:value-type="float">
            <text:p>0.135358</text:p>
          </table:table-cell>
          <table:table-cell/>
          <table:table-cell office:value-type="float" office:value="0.138655" calcext:value-type="float">
            <text:p>0.1386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" calcext:value-type="float">
            <text:p>0.00024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351" calcext:value-type="float">
            <text:p>0.001351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49" calcext:value-type="float">
            <text:p>0.011749</text:p>
          </table:table-cell>
          <table:table-cell/>
          <table:table-cell office:value-type="float" office:value="0.016046" calcext:value-type="float">
            <text:p>0.016046</text:p>
          </table:table-cell>
          <table:table-cell/>
          <table:table-cell office:value-type="float" office:value="0.011875" calcext:value-type="float">
            <text:p>0.011875</text:p>
          </table:table-cell>
          <table:table-cell/>
          <table:table-cell office:value-type="float" office:value="0.012146" calcext:value-type="float">
            <text:p>0.012146</text:p>
          </table:table-cell>
          <table:table-cell/>
          <table:table-cell office:value-type="float" office:value="0.134181" calcext:value-type="float">
            <text:p>0.134181</text:p>
          </table:table-cell>
          <table:table-cell/>
          <table:table-cell office:value-type="float" office:value="0.178194" calcext:value-type="float">
            <text:p>0.178194</text:p>
          </table:table-cell>
          <table:table-cell/>
          <table:table-cell office:value-type="float" office:value="0.135274" calcext:value-type="float">
            <text:p>0.135274</text:p>
          </table:table-cell>
          <table:table-cell/>
          <table:table-cell office:value-type="float" office:value="0.13926" calcext:value-type="float">
            <text:p>0.139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305" calcext:value-type="float">
            <text:p>0.001305</text:p>
          </table:table-cell>
          <table:table-cell/>
          <table:table-cell office:value-type="float" office:value="0.001456" calcext:value-type="float">
            <text:p>0.001456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11628" calcext:value-type="float">
            <text:p>0.011628</text:p>
          </table:table-cell>
          <table:table-cell/>
          <table:table-cell office:value-type="float" office:value="0.01593" calcext:value-type="float">
            <text:p>0.01593</text:p>
          </table:table-cell>
          <table:table-cell/>
          <table:table-cell office:value-type="float" office:value="0.011897" calcext:value-type="float">
            <text:p>0.011897</text:p>
          </table:table-cell>
          <table:table-cell/>
          <table:table-cell office:value-type="float" office:value="0.012174" calcext:value-type="float">
            <text:p>0.012174</text:p>
          </table:table-cell>
          <table:table-cell/>
          <table:table-cell office:value-type="float" office:value="0.139483" calcext:value-type="float">
            <text:p>0.139483</text:p>
          </table:table-cell>
          <table:table-cell/>
          <table:table-cell office:value-type="float" office:value="0.178511" calcext:value-type="float">
            <text:p>0.178511</text:p>
          </table:table-cell>
          <table:table-cell/>
          <table:table-cell office:value-type="float" office:value="0.135021" calcext:value-type="float">
            <text:p>0.135021</text:p>
          </table:table-cell>
          <table:table-cell/>
          <table:table-cell office:value-type="float" office:value="0.138817" calcext:value-type="float">
            <text:p>0.13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42" calcext:value-type="float">
            <text:p>0.000242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08" calcext:value-type="float">
            <text:p>0.001308</text:p>
          </table:table-cell>
          <table:table-cell/>
          <table:table-cell office:value-type="float" office:value="0.001631" calcext:value-type="float">
            <text:p>0.001631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6" calcext:value-type="float">
            <text:p>0.001076</text:p>
          </table:table-cell>
          <table:table-cell/>
          <table:table-cell office:value-type="float" office:value="0.01167" calcext:value-type="float">
            <text:p>0.01167</text:p>
          </table:table-cell>
          <table:table-cell/>
          <table:table-cell office:value-type="float" office:value="0.016199" calcext:value-type="float">
            <text:p>0.016199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01218" calcext:value-type="float">
            <text:p>0.01218</text:p>
          </table:table-cell>
          <table:table-cell/>
          <table:table-cell office:value-type="float" office:value="0.133369" calcext:value-type="float">
            <text:p>0.133369</text:p>
          </table:table-cell>
          <table:table-cell/>
          <table:table-cell office:value-type="float" office:value="0.178578" calcext:value-type="float">
            <text:p>0.178578</text:p>
          </table:table-cell>
          <table:table-cell/>
          <table:table-cell office:value-type="float" office:value="0.135094" calcext:value-type="float">
            <text:p>0.135094</text:p>
          </table:table-cell>
          <table:table-cell/>
          <table:table-cell office:value-type="float" office:value="0.13836" calcext:value-type="float">
            <text:p>0.13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39" calcext:value-type="float">
            <text:p>0.000239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311" calcext:value-type="float">
            <text:p>0.001311</text:p>
          </table:table-cell>
          <table:table-cell/>
          <table:table-cell office:value-type="float" office:value="0.001518" calcext:value-type="float">
            <text:p>0.001518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24648" calcext:value-type="float">
            <text:p>0.024648</text:p>
          </table:table-cell>
          <table:table-cell/>
          <table:table-cell office:value-type="float" office:value="0.015968" calcext:value-type="float">
            <text:p>0.015968</text:p>
          </table:table-cell>
          <table:table-cell/>
          <table:table-cell office:value-type="float" office:value="0.012657" calcext:value-type="float">
            <text:p>0.012657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22" calcext:value-type="float">
            <text:p>0.13322</text:p>
          </table:table-cell>
          <table:table-cell/>
          <table:table-cell office:value-type="float" office:value="0.180257" calcext:value-type="float">
            <text:p>0.180257</text:p>
          </table:table-cell>
          <table:table-cell/>
          <table:table-cell office:value-type="float" office:value="0.135687" calcext:value-type="float">
            <text:p>0.135687</text:p>
          </table:table-cell>
          <table:table-cell/>
          <table:table-cell office:value-type="float" office:value="0.138589" calcext:value-type="float">
            <text:p>0.1385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41" calcext:value-type="float">
            <text:p>0.00024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71" calcext:value-type="float">
            <text:p>0.000171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339" calcext:value-type="float">
            <text:p>0.001339</text:p>
          </table:table-cell>
          <table:table-cell/>
          <table:table-cell office:value-type="float" office:value="0.001517" calcext:value-type="float">
            <text:p>0.001517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73" calcext:value-type="float">
            <text:p>0.001073</text:p>
          </table:table-cell>
          <table:table-cell/>
          <table:table-cell office:value-type="float" office:value="0.019299" calcext:value-type="float">
            <text:p>0.019299</text:p>
          </table:table-cell>
          <table:table-cell/>
          <table:table-cell office:value-type="float" office:value="0.016074" calcext:value-type="float">
            <text:p>0.016074</text:p>
          </table:table-cell>
          <table:table-cell/>
          <table:table-cell office:value-type="float" office:value="0.011945" calcext:value-type="float">
            <text:p>0.011945</text:p>
          </table:table-cell>
          <table:table-cell/>
          <table:table-cell office:value-type="float" office:value="0.012243" calcext:value-type="float">
            <text:p>0.012243</text:p>
          </table:table-cell>
          <table:table-cell/>
          <table:table-cell office:value-type="float" office:value="0.133663" calcext:value-type="float">
            <text:p>0.133663</text:p>
          </table:table-cell>
          <table:table-cell/>
          <table:table-cell office:value-type="float" office:value="0.17866" calcext:value-type="float">
            <text:p>0.17866</text:p>
          </table:table-cell>
          <table:table-cell/>
          <table:table-cell office:value-type="float" office:value="0.135427" calcext:value-type="float">
            <text:p>0.135427</text:p>
          </table:table-cell>
          <table:table-cell/>
          <table:table-cell office:value-type="float" office:value="0.138376" calcext:value-type="float">
            <text:p>0.138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53" calcext:value-type="float">
            <text:p>0.000253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304" calcext:value-type="float">
            <text:p>0.001304</text:p>
          </table:table-cell>
          <table:table-cell/>
          <table:table-cell office:value-type="float" office:value="0.001503" calcext:value-type="float">
            <text:p>0.001503</text:p>
          </table:table-cell>
          <table:table-cell/>
          <table:table-cell office:value-type="float" office:value="0.001107" calcext:value-type="float">
            <text:p>0.001107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16503" calcext:value-type="float">
            <text:p>0.016503</text:p>
          </table:table-cell>
          <table:table-cell/>
          <table:table-cell office:value-type="float" office:value="0.016048" calcext:value-type="float">
            <text:p>0.016048</text:p>
          </table:table-cell>
          <table:table-cell/>
          <table:table-cell office:value-type="float" office:value="0.012116" calcext:value-type="float">
            <text:p>0.012116</text:p>
          </table:table-cell>
          <table:table-cell/>
          <table:table-cell office:value-type="float" office:value="0.012176" calcext:value-type="float">
            <text:p>0.012176</text:p>
          </table:table-cell>
          <table:table-cell/>
          <table:table-cell office:value-type="float" office:value="0.133414" calcext:value-type="float">
            <text:p>0.133414</text:p>
          </table:table-cell>
          <table:table-cell/>
          <table:table-cell office:value-type="float" office:value="0.178254" calcext:value-type="float">
            <text:p>0.178254</text:p>
          </table:table-cell>
          <table:table-cell/>
          <table:table-cell office:value-type="float" office:value="0.135064" calcext:value-type="float">
            <text:p>0.135064</text:p>
          </table:table-cell>
          <table:table-cell/>
          <table:table-cell office:value-type="float" office:value="0.140075" calcext:value-type="float">
            <text:p>0.140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313" calcext:value-type="float">
            <text:p>0.000313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254" calcext:value-type="float">
            <text:p>0.001254</text:p>
          </table:table-cell>
          <table:table-cell/>
          <table:table-cell office:value-type="float" office:value="0.001493" calcext:value-type="float">
            <text:p>0.001493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14467" calcext:value-type="float">
            <text:p>0.014467</text:p>
          </table:table-cell>
          <table:table-cell/>
          <table:table-cell office:value-type="float" office:value="0.016073" calcext:value-type="float">
            <text:p>0.016073</text:p>
          </table:table-cell>
          <table:table-cell/>
          <table:table-cell office:value-type="float" office:value="0.011863" calcext:value-type="float">
            <text:p>0.011863</text:p>
          </table:table-cell>
          <table:table-cell/>
          <table:table-cell office:value-type="float" office:value="0.012154" calcext:value-type="float">
            <text:p>0.012154</text:p>
          </table:table-cell>
          <table:table-cell/>
          <table:table-cell office:value-type="float" office:value="0.133727" calcext:value-type="float">
            <text:p>0.133727</text:p>
          </table:table-cell>
          <table:table-cell/>
          <table:table-cell office:value-type="float" office:value="0.178077" calcext:value-type="float">
            <text:p>0.178077</text:p>
          </table:table-cell>
          <table:table-cell/>
          <table:table-cell office:value-type="float" office:value="0.1357" calcext:value-type="float">
            <text:p>0.1357</text:p>
          </table:table-cell>
          <table:table-cell/>
          <table:table-cell office:value-type="float" office:value="0.138851" calcext:value-type="float">
            <text:p>0.1388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254" calcext:value-type="float">
            <text:p>0.001254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45" calcext:value-type="float">
            <text:p>0.001045</text:p>
          </table:table-cell>
          <table:table-cell/>
          <table:table-cell office:value-type="float" office:value="0.001059" calcext:value-type="float">
            <text:p>0.001059</text:p>
          </table:table-cell>
          <table:table-cell/>
          <table:table-cell office:value-type="float" office:value="0.013237" calcext:value-type="float">
            <text:p>0.013237</text:p>
          </table:table-cell>
          <table:table-cell/>
          <table:table-cell office:value-type="float" office:value="0.015985" calcext:value-type="float">
            <text:p>0.015985</text:p>
          </table:table-cell>
          <table:table-cell/>
          <table:table-cell office:value-type="float" office:value="0.011873" calcext:value-type="float">
            <text:p>0.011873</text:p>
          </table:table-cell>
          <table:table-cell/>
          <table:table-cell office:value-type="float" office:value="0.012201" calcext:value-type="float">
            <text:p>0.012201</text:p>
          </table:table-cell>
          <table:table-cell/>
          <table:table-cell office:value-type="float" office:value="0.133475" calcext:value-type="float">
            <text:p>0.133475</text:p>
          </table:table-cell>
          <table:table-cell/>
          <table:table-cell office:value-type="float" office:value="0.178771" calcext:value-type="float">
            <text:p>0.178771</text:p>
          </table:table-cell>
          <table:table-cell/>
          <table:table-cell office:value-type="float" office:value="0.134834" calcext:value-type="float">
            <text:p>0.134834</text:p>
          </table:table-cell>
          <table:table-cell/>
          <table:table-cell office:value-type="float" office:value="0.139097" calcext:value-type="float">
            <text:p>0.139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81" calcext:value-type="float">
            <text:p>0.000181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215" calcext:value-type="float">
            <text:p>0.001215</text:p>
          </table:table-cell>
          <table:table-cell/>
          <table:table-cell office:value-type="float" office:value="0.001449" calcext:value-type="float">
            <text:p>0.001449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1" calcext:value-type="float">
            <text:p>0.0011</text:p>
          </table:table-cell>
          <table:table-cell/>
          <table:table-cell office:value-type="float" office:value="0.012228" calcext:value-type="float">
            <text:p>0.012228</text:p>
          </table:table-cell>
          <table:table-cell/>
          <table:table-cell office:value-type="float" office:value="0.015938" calcext:value-type="float">
            <text:p>0.015938</text:p>
          </table:table-cell>
          <table:table-cell/>
          <table:table-cell office:value-type="float" office:value="0.011869" calcext:value-type="float">
            <text:p>0.011869</text:p>
          </table:table-cell>
          <table:table-cell/>
          <table:table-cell office:value-type="float" office:value="0.012229" calcext:value-type="float">
            <text:p>0.012229</text:p>
          </table:table-cell>
          <table:table-cell/>
          <table:table-cell office:value-type="float" office:value="0.133163" calcext:value-type="float">
            <text:p>0.133163</text:p>
          </table:table-cell>
          <table:table-cell/>
          <table:table-cell office:value-type="float" office:value="0.17839" calcext:value-type="float">
            <text:p>0.17839</text:p>
          </table:table-cell>
          <table:table-cell/>
          <table:table-cell office:value-type="float" office:value="0.135455" calcext:value-type="float">
            <text:p>0.135455</text:p>
          </table:table-cell>
          <table:table-cell/>
          <table:table-cell office:value-type="float" office:value="0.13853" calcext:value-type="float">
            <text:p>0.138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2" calcext:value-type="float">
            <text:p>0.000222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4" calcext:value-type="float">
            <text:p>0.000164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float" office:value="0.001226" calcext:value-type="float">
            <text:p>0.001226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98" calcext:value-type="float">
            <text:p>0.001098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661" calcext:value-type="float">
            <text:p>0.011661</text:p>
          </table:table-cell>
          <table:table-cell/>
          <table:table-cell office:value-type="float" office:value="0.015961" calcext:value-type="float">
            <text:p>0.015961</text:p>
          </table:table-cell>
          <table:table-cell/>
          <table:table-cell office:value-type="float" office:value="0.011902" calcext:value-type="float">
            <text:p>0.011902</text:p>
          </table:table-cell>
          <table:table-cell/>
          <table:table-cell office:value-type="float" office:value="0.012231" calcext:value-type="float">
            <text:p>0.012231</text:p>
          </table:table-cell>
          <table:table-cell/>
          <table:table-cell office:value-type="float" office:value="0.133557" calcext:value-type="float">
            <text:p>0.133557</text:p>
          </table:table-cell>
          <table:table-cell/>
          <table:table-cell office:value-type="float" office:value="0.178175" calcext:value-type="float">
            <text:p>0.178175</text:p>
          </table:table-cell>
          <table:table-cell/>
          <table:table-cell office:value-type="float" office:value="0.135123" calcext:value-type="float">
            <text:p>0.135123</text:p>
          </table:table-cell>
          <table:table-cell/>
          <table:table-cell office:value-type="float" office:value="0.139045" calcext:value-type="float">
            <text:p>0.1390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6" calcext:value-type="float">
            <text:p>0.000226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4" calcext:value-type="float">
            <text:p>0.00014</text:p>
          </table:table-cell>
          <table:table-cell/>
          <table:table-cell office:value-type="float" office:value="0.001213" calcext:value-type="float">
            <text:p>0.001213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773" calcext:value-type="float">
            <text:p>0.011773</text:p>
          </table:table-cell>
          <table:table-cell/>
          <table:table-cell office:value-type="float" office:value="0.016095" calcext:value-type="float">
            <text:p>0.016095</text:p>
          </table:table-cell>
          <table:table-cell/>
          <table:table-cell office:value-type="float" office:value="0.01186" calcext:value-type="float">
            <text:p>0.01186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135733" calcext:value-type="float">
            <text:p>0.135733</text:p>
          </table:table-cell>
          <table:table-cell/>
          <table:table-cell office:value-type="float" office:value="0.178634" calcext:value-type="float">
            <text:p>0.178634</text:p>
          </table:table-cell>
          <table:table-cell/>
          <table:table-cell office:value-type="float" office:value="0.135054" calcext:value-type="float">
            <text:p>0.135054</text:p>
          </table:table-cell>
          <table:table-cell/>
          <table:table-cell office:value-type="float" office:value="0.138324" calcext:value-type="float">
            <text:p>0.138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4" calcext:value-type="float">
            <text:p>0.000224</text:p>
          </table:table-cell>
          <table:table-cell/>
          <table:table-cell office:value-type="float" office:value="0.000269" calcext:value-type="float">
            <text:p>0.000269</text:p>
          </table:table-cell>
          <table:table-cell/>
          <table:table-cell office:value-type="float" office:value="0.00017" calcext:value-type="float">
            <text:p>0.00017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211" calcext:value-type="float">
            <text:p>0.001211</text:p>
          </table:table-cell>
          <table:table-cell/>
          <table:table-cell office:value-type="float" office:value="0.001468" calcext:value-type="float">
            <text:p>0.001468</text:p>
          </table:table-cell>
          <table:table-cell/>
          <table:table-cell office:value-type="float" office:value="0.001084" calcext:value-type="float">
            <text:p>0.001084</text:p>
          </table:table-cell>
          <table:table-cell/>
          <table:table-cell office:value-type="float" office:value="0.001062" calcext:value-type="float">
            <text:p>0.001062</text:p>
          </table:table-cell>
          <table:table-cell/>
          <table:table-cell office:value-type="float" office:value="0.011694" calcext:value-type="float">
            <text:p>0.011694</text:p>
          </table:table-cell>
          <table:table-cell/>
          <table:table-cell office:value-type="float" office:value="0.016033" calcext:value-type="float">
            <text:p>0.016033</text:p>
          </table:table-cell>
          <table:table-cell/>
          <table:table-cell office:value-type="float" office:value="0.011864" calcext:value-type="float">
            <text:p>0.011864</text:p>
          </table:table-cell>
          <table:table-cell/>
          <table:table-cell office:value-type="float" office:value="0.012129" calcext:value-type="float">
            <text:p>0.012129</text:p>
          </table:table-cell>
          <table:table-cell/>
          <table:table-cell office:value-type="float" office:value="0.1557" calcext:value-type="float">
            <text:p>0.1557</text:p>
          </table:table-cell>
          <table:table-cell/>
          <table:table-cell office:value-type="float" office:value="0.178367" calcext:value-type="float">
            <text:p>0.178367</text:p>
          </table:table-cell>
          <table:table-cell/>
          <table:table-cell office:value-type="float" office:value="0.135656" calcext:value-type="float">
            <text:p>0.135656</text:p>
          </table:table-cell>
          <table:table-cell/>
          <table:table-cell office:value-type="float" office:value="0.14077" calcext:value-type="float">
            <text:p>0.14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3" calcext:value-type="float">
            <text:p>0.000223</text:p>
          </table:table-cell>
          <table:table-cell/>
          <table:table-cell office:value-type="float" office:value="0.00026" calcext:value-type="float">
            <text:p>0.00026</text:p>
          </table:table-cell>
          <table:table-cell/>
          <table:table-cell office:value-type="float" office:value="0.00017" calcext:value-type="float">
            <text:p>0.00017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1172" calcext:value-type="float">
            <text:p>0.001172</text:p>
          </table:table-cell>
          <table:table-cell/>
          <table:table-cell office:value-type="float" office:value="0.001565" calcext:value-type="float">
            <text:p>0.001565</text:p>
          </table:table-cell>
          <table:table-cell/>
          <table:table-cell office:value-type="float" office:value="0.001506" calcext:value-type="float">
            <text:p>0.00150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27" calcext:value-type="float">
            <text:p>0.011727</text:p>
          </table:table-cell>
          <table:table-cell/>
          <table:table-cell office:value-type="float" office:value="0.016084" calcext:value-type="float">
            <text:p>0.016084</text:p>
          </table:table-cell>
          <table:table-cell/>
          <table:table-cell office:value-type="float" office:value="0.017395" calcext:value-type="float">
            <text:p>0.017395</text:p>
          </table:table-cell>
          <table:table-cell/>
          <table:table-cell office:value-type="float" office:value="0.012114" calcext:value-type="float">
            <text:p>0.012114</text:p>
          </table:table-cell>
          <table:table-cell/>
          <table:table-cell office:value-type="float" office:value="0.133953" calcext:value-type="float">
            <text:p>0.133953</text:p>
          </table:table-cell>
          <table:table-cell/>
          <table:table-cell office:value-type="float" office:value="0.179211" calcext:value-type="float">
            <text:p>0.179211</text:p>
          </table:table-cell>
          <table:table-cell/>
          <table:table-cell office:value-type="float" office:value="0.134703" calcext:value-type="float">
            <text:p>0.134703</text:p>
          </table:table-cell>
          <table:table-cell/>
          <table:table-cell office:value-type="float" office:value="0.138849" calcext:value-type="float">
            <text:p>0.1388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119" calcext:value-type="float">
            <text:p>0.00119</text:p>
          </table:table-cell>
          <table:table-cell/>
          <table:table-cell office:value-type="float" office:value="0.00148" calcext:value-type="float">
            <text:p>0.00148</text:p>
          </table:table-cell>
          <table:table-cell/>
          <table:table-cell office:value-type="float" office:value="0.001041" calcext:value-type="float">
            <text:p>0.001041</text:p>
          </table:table-cell>
          <table:table-cell/>
          <table:table-cell office:value-type="float" office:value="0.00106" calcext:value-type="float">
            <text:p>0.00106</text:p>
          </table:table-cell>
          <table:table-cell/>
          <table:table-cell office:value-type="float" office:value="0.011676" calcext:value-type="float">
            <text:p>0.011676</text:p>
          </table:table-cell>
          <table:table-cell/>
          <table:table-cell office:value-type="float" office:value="0.015896" calcext:value-type="float">
            <text:p>0.015896</text:p>
          </table:table-cell>
          <table:table-cell/>
          <table:table-cell office:value-type="float" office:value="0.016174" calcext:value-type="float">
            <text:p>0.016174</text:p>
          </table:table-cell>
          <table:table-cell/>
          <table:table-cell office:value-type="float" office:value="0.012102" calcext:value-type="float">
            <text:p>0.012102</text:p>
          </table:table-cell>
          <table:table-cell/>
          <table:table-cell office:value-type="float" office:value="0.134116" calcext:value-type="float">
            <text:p>0.134116</text:p>
          </table:table-cell>
          <table:table-cell/>
          <table:table-cell office:value-type="float" office:value="0.178695" calcext:value-type="float">
            <text:p>0.178695</text:p>
          </table:table-cell>
          <table:table-cell/>
          <table:table-cell office:value-type="float" office:value="0.135004" calcext:value-type="float">
            <text:p>0.135004</text:p>
          </table:table-cell>
          <table:table-cell/>
          <table:table-cell office:value-type="float" office:value="0.142353" calcext:value-type="float">
            <text:p>0.142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315" calcext:value-type="float">
            <text:p>0.000315</text:p>
          </table:table-cell>
          <table:table-cell/>
          <table:table-cell office:value-type="float" office:value="0.000167" calcext:value-type="float">
            <text:p>0.000167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211" calcext:value-type="float">
            <text:p>0.001211</text:p>
          </table:table-cell>
          <table:table-cell/>
          <table:table-cell office:value-type="float" office:value="0.001458" calcext:value-type="float">
            <text:p>0.001458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705" calcext:value-type="float">
            <text:p>0.011705</text:p>
          </table:table-cell>
          <table:table-cell/>
          <table:table-cell office:value-type="float" office:value="0.015879" calcext:value-type="float">
            <text:p>0.015879</text:p>
          </table:table-cell>
          <table:table-cell/>
          <table:table-cell office:value-type="float" office:value="0.014957" calcext:value-type="float">
            <text:p>0.014957</text:p>
          </table:table-cell>
          <table:table-cell/>
          <table:table-cell office:value-type="float" office:value="0.012088" calcext:value-type="float">
            <text:p>0.012088</text:p>
          </table:table-cell>
          <table:table-cell/>
          <table:table-cell office:value-type="float" office:value="0.133372" calcext:value-type="float">
            <text:p>0.133372</text:p>
          </table:table-cell>
          <table:table-cell/>
          <table:table-cell office:value-type="float" office:value="0.178653" calcext:value-type="float">
            <text:p>0.178653</text:p>
          </table:table-cell>
          <table:table-cell/>
          <table:table-cell office:value-type="float" office:value="0.135417" calcext:value-type="float">
            <text:p>0.135417</text:p>
          </table:table-cell>
          <table:table-cell/>
          <table:table-cell office:value-type="float" office:value="0.138918" calcext:value-type="float">
            <text:p>0.138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291" calcext:value-type="float">
            <text:p>0.000291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398" calcext:value-type="float">
            <text:p>0.001398</text:p>
          </table:table-cell>
          <table:table-cell/>
          <table:table-cell office:value-type="float" office:value="0.001437" calcext:value-type="float">
            <text:p>0.001437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2457" calcext:value-type="float">
            <text:p>0.012457</text:p>
          </table:table-cell>
          <table:table-cell/>
          <table:table-cell office:value-type="float" office:value="0.015908" calcext:value-type="float">
            <text:p>0.015908</text:p>
          </table:table-cell>
          <table:table-cell/>
          <table:table-cell office:value-type="float" office:value="0.012798" calcext:value-type="float">
            <text:p>0.012798</text:p>
          </table:table-cell>
          <table:table-cell/>
          <table:table-cell office:value-type="float" office:value="0.012262" calcext:value-type="float">
            <text:p>0.012262</text:p>
          </table:table-cell>
          <table:table-cell/>
          <table:table-cell office:value-type="float" office:value="0.13307" calcext:value-type="float">
            <text:p>0.13307</text:p>
          </table:table-cell>
          <table:table-cell/>
          <table:table-cell office:value-type="float" office:value="0.178223" calcext:value-type="float">
            <text:p>0.178223</text:p>
          </table:table-cell>
          <table:table-cell/>
          <table:table-cell office:value-type="float" office:value="0.13509" calcext:value-type="float">
            <text:p>0.13509</text:p>
          </table:table-cell>
          <table:table-cell/>
          <table:table-cell office:value-type="float" office:value="0.138692" calcext:value-type="float">
            <text:p>0.1386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292" calcext:value-type="float">
            <text:p>0.000292</text:p>
          </table:table-cell>
          <table:table-cell/>
          <table:table-cell office:value-type="float" office:value="0.000166" calcext:value-type="float">
            <text:p>0.00016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33" calcext:value-type="float">
            <text:p>0.001133</text:p>
          </table:table-cell>
          <table:table-cell/>
          <table:table-cell office:value-type="float" office:value="0.001425" calcext:value-type="float">
            <text:p>0.001425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3047" calcext:value-type="float">
            <text:p>0.013047</text:p>
          </table:table-cell>
          <table:table-cell/>
          <table:table-cell office:value-type="float" office:value="0.016067" calcext:value-type="float">
            <text:p>0.016067</text:p>
          </table:table-cell>
          <table:table-cell/>
          <table:table-cell office:value-type="float" office:value="0.012229" calcext:value-type="float">
            <text:p>0.012229</text:p>
          </table:table-cell>
          <table:table-cell/>
          <table:table-cell office:value-type="float" office:value="0.012177" calcext:value-type="float">
            <text:p>0.012177</text:p>
          </table:table-cell>
          <table:table-cell/>
          <table:table-cell office:value-type="float" office:value="0.133195" calcext:value-type="float">
            <text:p>0.133195</text:p>
          </table:table-cell>
          <table:table-cell/>
          <table:table-cell office:value-type="float" office:value="0.178224" calcext:value-type="float">
            <text:p>0.178224</text:p>
          </table:table-cell>
          <table:table-cell/>
          <table:table-cell office:value-type="float" office:value="0.134998" calcext:value-type="float">
            <text:p>0.134998</text:p>
          </table:table-cell>
          <table:table-cell/>
          <table:table-cell office:value-type="float" office:value="0.140208" calcext:value-type="float">
            <text:p>0.140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8" calcext:value-type="float">
            <text:p>0.000228</text:p>
          </table:table-cell>
          <table:table-cell/>
          <table:table-cell office:value-type="float" office:value="0.000282" calcext:value-type="float">
            <text:p>0.000282</text:p>
          </table:table-cell>
          <table:table-cell/>
          <table:table-cell office:value-type="float" office:value="0.000165" calcext:value-type="float">
            <text:p>0.00016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38" calcext:value-type="float">
            <text:p>0.001138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91" calcext:value-type="float">
            <text:p>0.001091</text:p>
          </table:table-cell>
          <table:table-cell/>
          <table:table-cell office:value-type="float" office:value="0.015214" calcext:value-type="float">
            <text:p>0.015214</text:p>
          </table:table-cell>
          <table:table-cell/>
          <table:table-cell office:value-type="float" office:value="0.016026" calcext:value-type="float">
            <text:p>0.016026</text:p>
          </table:table-cell>
          <table:table-cell/>
          <table:table-cell office:value-type="float" office:value="0.011823" calcext:value-type="float">
            <text:p>0.011823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766" calcext:value-type="float">
            <text:p>0.133766</text:p>
          </table:table-cell>
          <table:table-cell/>
          <table:table-cell office:value-type="float" office:value="0.178701" calcext:value-type="float">
            <text:p>0.178701</text:p>
          </table:table-cell>
          <table:table-cell/>
          <table:table-cell office:value-type="float" office:value="0.135401" calcext:value-type="float">
            <text:p>0.135401</text:p>
          </table:table-cell>
          <table:table-cell/>
          <table:table-cell office:value-type="float" office:value="0.138684" calcext:value-type="float">
            <text:p>0.1386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14" calcext:value-type="float">
            <text:p>0.00114</text:p>
          </table:table-cell>
          <table:table-cell/>
          <table:table-cell office:value-type="float" office:value="0.001483" calcext:value-type="float">
            <text:p>0.001483</text:p>
          </table:table-cell>
          <table:table-cell/>
          <table:table-cell office:value-type="float" office:value="0.001094" calcext:value-type="float">
            <text:p>0.001094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98" calcext:value-type="float">
            <text:p>0.011698</text:p>
          </table:table-cell>
          <table:table-cell/>
          <table:table-cell office:value-type="float" office:value="0.016064" calcext:value-type="float">
            <text:p>0.016064</text:p>
          </table:table-cell>
          <table:table-cell/>
          <table:table-cell office:value-type="float" office:value="0.012465" calcext:value-type="float">
            <text:p>0.012465</text:p>
          </table:table-cell>
          <table:table-cell/>
          <table:table-cell office:value-type="float" office:value="0.012143" calcext:value-type="float">
            <text:p>0.012143</text:p>
          </table:table-cell>
          <table:table-cell/>
          <table:table-cell office:value-type="float" office:value="0.133519" calcext:value-type="float">
            <text:p>0.133519</text:p>
          </table:table-cell>
          <table:table-cell/>
          <table:table-cell office:value-type="float" office:value="0.179138" calcext:value-type="float">
            <text:p>0.179138</text:p>
          </table:table-cell>
          <table:table-cell/>
          <table:table-cell office:value-type="float" office:value="0.134958" calcext:value-type="float">
            <text:p>0.134958</text:p>
          </table:table-cell>
          <table:table-cell/>
          <table:table-cell office:value-type="float" office:value="0.140626" calcext:value-type="float">
            <text:p>0.1406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04" calcext:value-type="float">
            <text:p>0.000304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36" calcext:value-type="float">
            <text:p>0.001136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4" calcext:value-type="float">
            <text:p>0.01174</text:p>
          </table:table-cell>
          <table:table-cell/>
          <table:table-cell office:value-type="float" office:value="0.015931" calcext:value-type="float">
            <text:p>0.015931</text:p>
          </table:table-cell>
          <table:table-cell/>
          <table:table-cell office:value-type="float" office:value="0.012211" calcext:value-type="float">
            <text:p>0.012211</text:p>
          </table:table-cell>
          <table:table-cell/>
          <table:table-cell office:value-type="float" office:value="0.012142" calcext:value-type="float">
            <text:p>0.012142</text:p>
          </table:table-cell>
          <table:table-cell/>
          <table:table-cell office:value-type="float" office:value="0.136145" calcext:value-type="float">
            <text:p>0.136145</text:p>
          </table:table-cell>
          <table:table-cell/>
          <table:table-cell office:value-type="float" office:value="0.17826" calcext:value-type="float">
            <text:p>0.17826</text:p>
          </table:table-cell>
          <table:table-cell/>
          <table:table-cell office:value-type="float" office:value="0.134977" calcext:value-type="float">
            <text:p>0.134977</text:p>
          </table:table-cell>
          <table:table-cell/>
          <table:table-cell office:value-type="float" office:value="0.138651" calcext:value-type="float">
            <text:p>0.138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16" calcext:value-type="float">
            <text:p>0.000316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115" calcext:value-type="float">
            <text:p>0.001115</text:p>
          </table:table-cell>
          <table:table-cell/>
          <table:table-cell office:value-type="float" office:value="0.001476" calcext:value-type="float">
            <text:p>0.001476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2167" calcext:value-type="float">
            <text:p>0.012167</text:p>
          </table:table-cell>
          <table:table-cell/>
          <table:table-cell office:value-type="float" office:value="0.015918" calcext:value-type="float">
            <text:p>0.015918</text:p>
          </table:table-cell>
          <table:table-cell/>
          <table:table-cell office:value-type="float" office:value="0.011812" calcext:value-type="float">
            <text:p>0.011812</text:p>
          </table:table-cell>
          <table:table-cell/>
          <table:table-cell office:value-type="float" office:value="0.012117" calcext:value-type="float">
            <text:p>0.012117</text:p>
          </table:table-cell>
          <table:table-cell/>
          <table:table-cell office:value-type="float" office:value="0.133787" calcext:value-type="float">
            <text:p>0.133787</text:p>
          </table:table-cell>
          <table:table-cell/>
          <table:table-cell office:value-type="float" office:value="0.180155" calcext:value-type="float">
            <text:p>0.180155</text:p>
          </table:table-cell>
          <table:table-cell/>
          <table:table-cell office:value-type="float" office:value="0.135335" calcext:value-type="float">
            <text:p>0.135335</text:p>
          </table:table-cell>
          <table:table-cell/>
          <table:table-cell office:value-type="float" office:value="0.139215" calcext:value-type="float">
            <text:p>0.1392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23" calcext:value-type="float">
            <text:p>0.000323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91" calcext:value-type="float">
            <text:p>0.001191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83" calcext:value-type="float">
            <text:p>0.001083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677" calcext:value-type="float">
            <text:p>0.011677</text:p>
          </table:table-cell>
          <table:table-cell/>
          <table:table-cell office:value-type="float" office:value="0.016035" calcext:value-type="float">
            <text:p>0.016035</text:p>
          </table:table-cell>
          <table:table-cell/>
          <table:table-cell office:value-type="float" office:value="0.011929" calcext:value-type="float">
            <text:p>0.011929</text:p>
          </table:table-cell>
          <table:table-cell/>
          <table:table-cell office:value-type="float" office:value="0.01214" calcext:value-type="float">
            <text:p>0.01214</text:p>
          </table:table-cell>
          <table:table-cell/>
          <table:table-cell office:value-type="float" office:value="0.133826" calcext:value-type="float">
            <text:p>0.133826</text:p>
          </table:table-cell>
          <table:table-cell/>
          <table:table-cell office:value-type="float" office:value="0.178394" calcext:value-type="float">
            <text:p>0.178394</text:p>
          </table:table-cell>
          <table:table-cell/>
          <table:table-cell office:value-type="float" office:value="0.135814" calcext:value-type="float">
            <text:p>0.135814</text:p>
          </table:table-cell>
          <table:table-cell/>
          <table:table-cell office:value-type="float" office:value="0.138933" calcext:value-type="float">
            <text:p>0.1389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18" calcext:value-type="float">
            <text:p>0.000318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8" calcext:value-type="float">
            <text:p>0.00106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33" calcext:value-type="float">
            <text:p>0.011733</text:p>
          </table:table-cell>
          <table:table-cell/>
          <table:table-cell office:value-type="float" office:value="0.016084" calcext:value-type="float">
            <text:p>0.016084</text:p>
          </table:table-cell>
          <table:table-cell/>
          <table:table-cell office:value-type="float" office:value="0.011855" calcext:value-type="float">
            <text:p>0.011855</text:p>
          </table:table-cell>
          <table:table-cell/>
          <table:table-cell office:value-type="float" office:value="0.012301" calcext:value-type="float">
            <text:p>0.012301</text:p>
          </table:table-cell>
          <table:table-cell/>
          <table:table-cell office:value-type="float" office:value="0.133994" calcext:value-type="float">
            <text:p>0.133994</text:p>
          </table:table-cell>
          <table:table-cell/>
          <table:table-cell office:value-type="float" office:value="0.208571" calcext:value-type="float">
            <text:p>0.208571</text:p>
          </table:table-cell>
          <table:table-cell/>
          <table:table-cell office:value-type="float" office:value="0.135202" calcext:value-type="float">
            <text:p>0.135202</text:p>
          </table:table-cell>
          <table:table-cell/>
          <table:table-cell office:value-type="float" office:value="0.138607" calcext:value-type="float">
            <text:p>0.1386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311" calcext:value-type="float">
            <text:p>0.000311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99" calcext:value-type="float">
            <text:p>0.001099</text:p>
          </table:table-cell>
          <table:table-cell/>
          <table:table-cell office:value-type="float" office:value="0.001435" calcext:value-type="float">
            <text:p>0.001435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97" calcext:value-type="float">
            <text:p>0.011697</text:p>
          </table:table-cell>
          <table:table-cell/>
          <table:table-cell office:value-type="float" office:value="0.01605" calcext:value-type="float">
            <text:p>0.01605</text:p>
          </table:table-cell>
          <table:table-cell/>
          <table:table-cell office:value-type="float" office:value="0.011889" calcext:value-type="float">
            <text:p>0.011889</text:p>
          </table:table-cell>
          <table:table-cell/>
          <table:table-cell office:value-type="float" office:value="0.012248" calcext:value-type="float">
            <text:p>0.012248</text:p>
          </table:table-cell>
          <table:table-cell/>
          <table:table-cell office:value-type="float" office:value="0.207392" calcext:value-type="float">
            <text:p>0.207392</text:p>
          </table:table-cell>
          <table:table-cell/>
          <table:table-cell office:value-type="float" office:value="0.179985" calcext:value-type="float">
            <text:p>0.179985</text:p>
          </table:table-cell>
          <table:table-cell/>
          <table:table-cell office:value-type="float" office:value="0.135017" calcext:value-type="float">
            <text:p>0.135017</text:p>
          </table:table-cell>
          <table:table-cell/>
          <table:table-cell office:value-type="float" office:value="0.138218" calcext:value-type="float">
            <text:p>0.1382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346" calcext:value-type="float">
            <text:p>0.000346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11" calcext:value-type="float">
            <text:p>0.00111</text:p>
          </table:table-cell>
          <table:table-cell/>
          <table:table-cell office:value-type="float" office:value="0.001416" calcext:value-type="float">
            <text:p>0.001416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54" calcext:value-type="float">
            <text:p>0.011654</text:p>
          </table:table-cell>
          <table:table-cell/>
          <table:table-cell office:value-type="float" office:value="0.016127" calcext:value-type="float">
            <text:p>0.016127</text:p>
          </table:table-cell>
          <table:table-cell/>
          <table:table-cell office:value-type="float" office:value="0.011868" calcext:value-type="float">
            <text:p>0.011868</text:p>
          </table:table-cell>
          <table:table-cell/>
          <table:table-cell office:value-type="float" office:value="0.0122" calcext:value-type="float">
            <text:p>0.0122</text:p>
          </table:table-cell>
          <table:table-cell/>
          <table:table-cell office:value-type="float" office:value="0.133446" calcext:value-type="float">
            <text:p>0.133446</text:p>
          </table:table-cell>
          <table:table-cell/>
          <table:table-cell office:value-type="float" office:value="0.180796" calcext:value-type="float">
            <text:p>0.180796</text:p>
          </table:table-cell>
          <table:table-cell/>
          <table:table-cell office:value-type="float" office:value="0.135391" calcext:value-type="float">
            <text:p>0.135391</text:p>
          </table:table-cell>
          <table:table-cell/>
          <table:table-cell office:value-type="float" office:value="0.138424" calcext:value-type="float">
            <text:p>0.1384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64" calcext:value-type="float">
            <text:p>0.00026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4" calcext:value-type="float">
            <text:p>0.000134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83" calcext:value-type="float">
            <text:p>0.011683</text:p>
          </table:table-cell>
          <table:table-cell/>
          <table:table-cell office:value-type="float" office:value="0.015975" calcext:value-type="float">
            <text:p>0.015975</text:p>
          </table:table-cell>
          <table:table-cell/>
          <table:table-cell office:value-type="float" office:value="0.01198" calcext:value-type="float">
            <text:p>0.01198</text:p>
          </table:table-cell>
          <table:table-cell/>
          <table:table-cell office:value-type="float" office:value="0.012181" calcext:value-type="float">
            <text:p>0.012181</text:p>
          </table:table-cell>
          <table:table-cell/>
          <table:table-cell office:value-type="float" office:value="0.133675" calcext:value-type="float">
            <text:p>0.133675</text:p>
          </table:table-cell>
          <table:table-cell/>
          <table:table-cell office:value-type="float" office:value="0.233629" calcext:value-type="float">
            <text:p>0.233629</text:p>
          </table:table-cell>
          <table:table-cell/>
          <table:table-cell office:value-type="float" office:value="0.135057" calcext:value-type="float">
            <text:p>0.135057</text:p>
          </table:table-cell>
          <table:table-cell/>
          <table:table-cell office:value-type="float" office:value="0.139187" calcext:value-type="float">
            <text:p>0.139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431" calcext:value-type="float">
            <text:p>0.001431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837" calcext:value-type="float">
            <text:p>0.011837</text:p>
          </table:table-cell>
          <table:table-cell/>
          <table:table-cell office:value-type="float" office:value="0.015937" calcext:value-type="float">
            <text:p>0.015937</text:p>
          </table:table-cell>
          <table:table-cell/>
          <table:table-cell office:value-type="float" office:value="0.01187" calcext:value-type="float">
            <text:p>0.01187</text:p>
          </table:table-cell>
          <table:table-cell/>
          <table:table-cell office:value-type="float" office:value="0.012174" calcext:value-type="float">
            <text:p>0.012174</text:p>
          </table:table-cell>
          <table:table-cell/>
          <table:table-cell office:value-type="float" office:value="0.133212" calcext:value-type="float">
            <text:p>0.133212</text:p>
          </table:table-cell>
          <table:table-cell/>
          <table:table-cell office:value-type="float" office:value="0.179395" calcext:value-type="float">
            <text:p>0.179395</text:p>
          </table:table-cell>
          <table:table-cell/>
          <table:table-cell office:value-type="float" office:value="0.135249" calcext:value-type="float">
            <text:p>0.135249</text:p>
          </table:table-cell>
          <table:table-cell/>
          <table:table-cell office:value-type="float" office:value="0.138724" calcext:value-type="float">
            <text:p>0.1387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87" calcext:value-type="float">
            <text:p>0.001087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42" calcext:value-type="float">
            <text:p>0.001042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11729" calcext:value-type="float">
            <text:p>0.011729</text:p>
          </table:table-cell>
          <table:table-cell/>
          <table:table-cell office:value-type="float" office:value="0.015989" calcext:value-type="float">
            <text:p>0.015989</text:p>
          </table:table-cell>
          <table:table-cell/>
          <table:table-cell office:value-type="float" office:value="0.011833" calcext:value-type="float">
            <text:p>0.011833</text:p>
          </table:table-cell>
          <table:table-cell/>
          <table:table-cell office:value-type="float" office:value="0.01214" calcext:value-type="float">
            <text:p>0.01214</text:p>
          </table:table-cell>
          <table:table-cell/>
          <table:table-cell office:value-type="float" office:value="0.133052" calcext:value-type="float">
            <text:p>0.133052</text:p>
          </table:table-cell>
          <table:table-cell/>
          <table:table-cell office:value-type="float" office:value="0.180123" calcext:value-type="float">
            <text:p>0.180123</text:p>
          </table:table-cell>
          <table:table-cell/>
          <table:table-cell office:value-type="float" office:value="0.138284" calcext:value-type="float">
            <text:p>0.138284</text:p>
          </table:table-cell>
          <table:table-cell/>
          <table:table-cell office:value-type="float" office:value="0.138672" calcext:value-type="float">
            <text:p>0.1386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7" calcext:value-type="float">
            <text:p>0.000207</text:p>
          </table:table-cell>
          <table:table-cell/>
          <table:table-cell office:value-type="float" office:value="0.000248" calcext:value-type="float">
            <text:p>0.000248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01449" calcext:value-type="float">
            <text:p>0.001449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144" calcext:value-type="float">
            <text:p>0.016144</text:p>
          </table:table-cell>
          <table:table-cell/>
          <table:table-cell office:value-type="float" office:value="0.011929" calcext:value-type="float">
            <text:p>0.011929</text:p>
          </table:table-cell>
          <table:table-cell/>
          <table:table-cell office:value-type="float" office:value="0.012518" calcext:value-type="float">
            <text:p>0.012518</text:p>
          </table:table-cell>
          <table:table-cell/>
          <table:table-cell office:value-type="float" office:value="0.133818" calcext:value-type="float">
            <text:p>0.133818</text:p>
          </table:table-cell>
          <table:table-cell/>
          <table:table-cell office:value-type="float" office:value="0.180001" calcext:value-type="float">
            <text:p>0.180001</text:p>
          </table:table-cell>
          <table:table-cell/>
          <table:table-cell office:value-type="float" office:value="0.134971" calcext:value-type="float">
            <text:p>0.134971</text:p>
          </table:table-cell>
          <table:table-cell/>
          <table:table-cell office:value-type="float" office:value="0.138559" calcext:value-type="float">
            <text:p>0.1385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7" calcext:value-type="float">
            <text:p>0.000217</text:p>
          </table:table-cell>
          <table:table-cell/>
          <table:table-cell office:value-type="float" office:value="0.000247" calcext:value-type="float">
            <text:p>0.000247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51" calcext:value-type="float">
            <text:p>0.000151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29" calcext:value-type="float">
            <text:p>0.001429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401" calcext:value-type="float">
            <text:p>0.001401</text:p>
          </table:table-cell>
          <table:table-cell/>
          <table:table-cell office:value-type="float" office:value="0.011739" calcext:value-type="float">
            <text:p>0.011739</text:p>
          </table:table-cell>
          <table:table-cell/>
          <table:table-cell office:value-type="float" office:value="0.016068" calcext:value-type="float">
            <text:p>0.016068</text:p>
          </table:table-cell>
          <table:table-cell/>
          <table:table-cell office:value-type="float" office:value="0.011848" calcext:value-type="float">
            <text:p>0.011848</text:p>
          </table:table-cell>
          <table:table-cell/>
          <table:table-cell office:value-type="float" office:value="0.012635" calcext:value-type="float">
            <text:p>0.012635</text:p>
          </table:table-cell>
          <table:table-cell/>
          <table:table-cell office:value-type="float" office:value="0.133243" calcext:value-type="float">
            <text:p>0.133243</text:p>
          </table:table-cell>
          <table:table-cell/>
          <table:table-cell office:value-type="float" office:value="0.179574" calcext:value-type="float">
            <text:p>0.179574</text:p>
          </table:table-cell>
          <table:table-cell/>
          <table:table-cell office:value-type="float" office:value="0.135122" calcext:value-type="float">
            <text:p>0.135122</text:p>
          </table:table-cell>
          <table:table-cell/>
          <table:table-cell office:value-type="float" office:value="0.138329" calcext:value-type="float">
            <text:p>0.1383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124" calcext:value-type="float">
            <text:p>0.016124</text:p>
          </table:table-cell>
          <table:table-cell/>
          <table:table-cell office:value-type="float" office:value="0.011826" calcext:value-type="float">
            <text:p>0.011826</text:p>
          </table:table-cell>
          <table:table-cell/>
          <table:table-cell office:value-type="float" office:value="0.012197" calcext:value-type="float">
            <text:p>0.012197</text:p>
          </table:table-cell>
          <table:table-cell/>
          <table:table-cell office:value-type="float" office:value="0.133174" calcext:value-type="float">
            <text:p>0.133174</text:p>
          </table:table-cell>
          <table:table-cell/>
          <table:table-cell office:value-type="float" office:value="0.178501" calcext:value-type="float">
            <text:p>0.178501</text:p>
          </table:table-cell>
          <table:table-cell/>
          <table:table-cell office:value-type="float" office:value="0.134872" calcext:value-type="float">
            <text:p>0.134872</text:p>
          </table:table-cell>
          <table:table-cell/>
          <table:table-cell office:value-type="float" office:value="0.140014" calcext:value-type="float">
            <text:p>0.140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47" calcext:value-type="float">
            <text:p>0.001447</text:p>
          </table:table-cell>
          <table:table-cell/>
          <table:table-cell office:value-type="float" office:value="0.001094" calcext:value-type="float">
            <text:p>0.001094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01" calcext:value-type="float">
            <text:p>0.011701</text:p>
          </table:table-cell>
          <table:table-cell/>
          <table:table-cell office:value-type="float" office:value="0.015969" calcext:value-type="float">
            <text:p>0.015969</text:p>
          </table:table-cell>
          <table:table-cell/>
          <table:table-cell office:value-type="float" office:value="0.011872" calcext:value-type="float">
            <text:p>0.011872</text:p>
          </table:table-cell>
          <table:table-cell/>
          <table:table-cell office:value-type="float" office:value="0.012171" calcext:value-type="float">
            <text:p>0.012171</text:p>
          </table:table-cell>
          <table:table-cell/>
          <table:table-cell office:value-type="float" office:value="0.133265" calcext:value-type="float">
            <text:p>0.133265</text:p>
          </table:table-cell>
          <table:table-cell/>
          <table:table-cell office:value-type="float" office:value="0.180466" calcext:value-type="float">
            <text:p>0.180466</text:p>
          </table:table-cell>
          <table:table-cell/>
          <table:table-cell office:value-type="float" office:value="0.134845" calcext:value-type="float">
            <text:p>0.134845</text:p>
          </table:table-cell>
          <table:table-cell/>
          <table:table-cell office:value-type="float" office:value="0.140218" calcext:value-type="float">
            <text:p>0.1402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45" calcext:value-type="float">
            <text:p>0.000245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1724" calcext:value-type="float">
            <text:p>0.011724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2056" calcext:value-type="float">
            <text:p>0.012056</text:p>
          </table:table-cell>
          <table:table-cell/>
          <table:table-cell office:value-type="float" office:value="0.012101" calcext:value-type="float">
            <text:p>0.012101</text:p>
          </table:table-cell>
          <table:table-cell/>
          <table:table-cell office:value-type="float" office:value="0.133322" calcext:value-type="float">
            <text:p>0.133322</text:p>
          </table:table-cell>
          <table:table-cell/>
          <table:table-cell office:value-type="float" office:value="0.179221" calcext:value-type="float">
            <text:p>0.179221</text:p>
          </table:table-cell>
          <table:table-cell/>
          <table:table-cell office:value-type="float" office:value="0.134899" calcext:value-type="float">
            <text:p>0.134899</text:p>
          </table:table-cell>
          <table:table-cell/>
          <table:table-cell office:value-type="float" office:value="0.138386" calcext:value-type="float">
            <text:p>0.1383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249" calcext:value-type="float">
            <text:p>0.000249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77" calcext:value-type="float">
            <text:p>0.011677</text:p>
          </table:table-cell>
          <table:table-cell/>
          <table:table-cell office:value-type="float" office:value="0.015938" calcext:value-type="float">
            <text:p>0.015938</text:p>
          </table:table-cell>
          <table:table-cell/>
          <table:table-cell office:value-type="float" office:value="0.011845" calcext:value-type="float">
            <text:p>0.011845</text:p>
          </table:table-cell>
          <table:table-cell/>
          <table:table-cell office:value-type="float" office:value="0.012168" calcext:value-type="float">
            <text:p>0.012168</text:p>
          </table:table-cell>
          <table:table-cell/>
          <table:table-cell office:value-type="float" office:value="0.133214" calcext:value-type="float">
            <text:p>0.133214</text:p>
          </table:table-cell>
          <table:table-cell/>
          <table:table-cell office:value-type="float" office:value="0.178752" calcext:value-type="float">
            <text:p>0.178752</text:p>
          </table:table-cell>
          <table:table-cell/>
          <table:table-cell office:value-type="float" office:value="0.135209" calcext:value-type="float">
            <text:p>0.135209</text:p>
          </table:table-cell>
          <table:table-cell/>
          <table:table-cell office:value-type="float" office:value="0.138944" calcext:value-type="float">
            <text:p>0.1389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86" calcext:value-type="float">
            <text:p>0.000286</text:p>
          </table:table-cell>
          <table:table-cell/>
          <table:table-cell office:value-type="float" office:value="0.000249" calcext:value-type="float">
            <text:p>0.000249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82" calcext:value-type="float">
            <text:p>0.011782</text:p>
          </table:table-cell>
          <table:table-cell/>
          <table:table-cell office:value-type="float" office:value="0.015965" calcext:value-type="float">
            <text:p>0.015965</text:p>
          </table:table-cell>
          <table:table-cell/>
          <table:table-cell office:value-type="float" office:value="0.01186" calcext:value-type="float">
            <text:p>0.01186</text:p>
          </table:table-cell>
          <table:table-cell/>
          <table:table-cell office:value-type="float" office:value="0.012157" calcext:value-type="float">
            <text:p>0.012157</text:p>
          </table:table-cell>
          <table:table-cell/>
          <table:table-cell office:value-type="float" office:value="0.136943" calcext:value-type="float">
            <text:p>0.136943</text:p>
          </table:table-cell>
          <table:table-cell/>
          <table:table-cell office:value-type="float" office:value="0.179208" calcext:value-type="float">
            <text:p>0.179208</text:p>
          </table:table-cell>
          <table:table-cell/>
          <table:table-cell office:value-type="float" office:value="0.135374" calcext:value-type="float">
            <text:p>0.135374</text:p>
          </table:table-cell>
          <table:table-cell/>
          <table:table-cell office:value-type="float" office:value="0.13866" calcext:value-type="float">
            <text:p>0.138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93" calcext:value-type="float">
            <text:p>0.000293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87" calcext:value-type="float">
            <text:p>0.000187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66" calcext:value-type="float">
            <text:p>0.001066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11654" calcext:value-type="float">
            <text:p>0.011654</text:p>
          </table:table-cell>
          <table:table-cell/>
          <table:table-cell office:value-type="float" office:value="0.016091" calcext:value-type="float">
            <text:p>0.016091</text:p>
          </table:table-cell>
          <table:table-cell/>
          <table:table-cell office:value-type="float" office:value="0.011903" calcext:value-type="float">
            <text:p>0.011903</text:p>
          </table:table-cell>
          <table:table-cell/>
          <table:table-cell office:value-type="float" office:value="0.012188" calcext:value-type="float">
            <text:p>0.012188</text:p>
          </table:table-cell>
          <table:table-cell/>
          <table:table-cell office:value-type="float" office:value="0.133316" calcext:value-type="float">
            <text:p>0.133316</text:p>
          </table:table-cell>
          <table:table-cell/>
          <table:table-cell office:value-type="float" office:value="0.179052" calcext:value-type="float">
            <text:p>0.179052</text:p>
          </table:table-cell>
          <table:table-cell/>
          <table:table-cell office:value-type="float" office:value="0.135075" calcext:value-type="float">
            <text:p>0.135075</text:p>
          </table:table-cell>
          <table:table-cell/>
          <table:table-cell office:value-type="float" office:value="0.138706" calcext:value-type="float">
            <text:p>0.1387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46" calcext:value-type="float">
            <text:p>0.000246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446" calcext:value-type="float">
            <text:p>0.001446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869" calcext:value-type="float">
            <text:p>0.011869</text:p>
          </table:table-cell>
          <table:table-cell/>
          <table:table-cell office:value-type="float" office:value="0.016101" calcext:value-type="float">
            <text:p>0.016101</text:p>
          </table:table-cell>
          <table:table-cell/>
          <table:table-cell office:value-type="float" office:value="0.011936" calcext:value-type="float">
            <text:p>0.011936</text:p>
          </table:table-cell>
          <table:table-cell/>
          <table:table-cell office:value-type="float" office:value="0.012261" calcext:value-type="float">
            <text:p>0.012261</text:p>
          </table:table-cell>
          <table:table-cell/>
          <table:table-cell office:value-type="float" office:value="0.133044" calcext:value-type="float">
            <text:p>0.133044</text:p>
          </table:table-cell>
          <table:table-cell/>
          <table:table-cell office:value-type="float" office:value="0.178799" calcext:value-type="float">
            <text:p>0.178799</text:p>
          </table:table-cell>
          <table:table-cell/>
          <table:table-cell office:value-type="float" office:value="0.135049" calcext:value-type="float">
            <text:p>0.135049</text:p>
          </table:table-cell>
          <table:table-cell/>
          <table:table-cell office:value-type="float" office:value="0.138496" calcext:value-type="float">
            <text:p>0.138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72" calcext:value-type="float">
            <text:p>0.000272</text:p>
          </table:table-cell>
          <table:table-cell/>
          <table:table-cell office:value-type="float" office:value="0.000154" calcext:value-type="float">
            <text:p>0.000154</text:p>
          </table:table-cell>
          <table:table-cell/>
          <table:table-cell office:value-type="float" office:value="0.000136" calcext:value-type="float">
            <text:p>0.000136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109" calcext:value-type="float">
            <text:p>0.001109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3" calcext:value-type="float">
            <text:p>0.011653</text:p>
          </table:table-cell>
          <table:table-cell/>
          <table:table-cell office:value-type="float" office:value="0.016134" calcext:value-type="float">
            <text:p>0.016134</text:p>
          </table:table-cell>
          <table:table-cell/>
          <table:table-cell office:value-type="float" office:value="0.011801" calcext:value-type="float">
            <text:p>0.011801</text:p>
          </table:table-cell>
          <table:table-cell/>
          <table:table-cell office:value-type="float" office:value="0.012165" calcext:value-type="float">
            <text:p>0.012165</text:p>
          </table:table-cell>
          <table:table-cell/>
          <table:table-cell office:value-type="float" office:value="0.133405" calcext:value-type="float">
            <text:p>0.133405</text:p>
          </table:table-cell>
          <table:table-cell/>
          <table:table-cell office:value-type="float" office:value="0.178323" calcext:value-type="float">
            <text:p>0.178323</text:p>
          </table:table-cell>
          <table:table-cell/>
          <table:table-cell office:value-type="float" office:value="0.134971" calcext:value-type="float">
            <text:p>0.134971</text:p>
          </table:table-cell>
          <table:table-cell/>
          <table:table-cell office:value-type="float" office:value="0.138481" calcext:value-type="float">
            <text:p>0.1384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24" calcext:value-type="float">
            <text:p>0.000224</text:p>
          </table:table-cell>
          <table:table-cell/>
          <table:table-cell office:value-type="float" office:value="0.000306" calcext:value-type="float">
            <text:p>0.000306</text:p>
          </table:table-cell>
          <table:table-cell/>
          <table:table-cell office:value-type="float" office:value="0.000154" calcext:value-type="float">
            <text:p>0.000154</text:p>
          </table:table-cell>
          <table:table-cell/>
          <table:table-cell office:value-type="float" office:value="0.000131" calcext:value-type="float">
            <text:p>0.00013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74" calcext:value-type="float">
            <text:p>0.011674</text:p>
          </table:table-cell>
          <table:table-cell/>
          <table:table-cell office:value-type="float" office:value="0.016767" calcext:value-type="float">
            <text:p>0.016767</text:p>
          </table:table-cell>
          <table:table-cell/>
          <table:table-cell office:value-type="float" office:value="0.01182" calcext:value-type="float">
            <text:p>0.01182</text:p>
          </table:table-cell>
          <table:table-cell/>
          <table:table-cell office:value-type="float" office:value="0.012121" calcext:value-type="float">
            <text:p>0.012121</text:p>
          </table:table-cell>
          <table:table-cell/>
          <table:table-cell office:value-type="float" office:value="0.137145" calcext:value-type="float">
            <text:p>0.137145</text:p>
          </table:table-cell>
          <table:table-cell/>
          <table:table-cell office:value-type="float" office:value="0.178249" calcext:value-type="float">
            <text:p>0.178249</text:p>
          </table:table-cell>
          <table:table-cell/>
          <table:table-cell office:value-type="float" office:value="0.135199" calcext:value-type="float">
            <text:p>0.135199</text:p>
          </table:table-cell>
          <table:table-cell/>
          <table:table-cell office:value-type="float" office:value="0.138369" calcext:value-type="float">
            <text:p>0.138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347" calcext:value-type="float">
            <text:p>0.000347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44" calcext:value-type="float">
            <text:p>0.001444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1645" calcext:value-type="float">
            <text:p>0.011645</text:p>
          </table:table-cell>
          <table:table-cell/>
          <table:table-cell office:value-type="float" office:value="0.015952" calcext:value-type="float">
            <text:p>0.015952</text:p>
          </table:table-cell>
          <table:table-cell/>
          <table:table-cell office:value-type="float" office:value="0.011864" calcext:value-type="float">
            <text:p>0.011864</text:p>
          </table:table-cell>
          <table:table-cell/>
          <table:table-cell office:value-type="float" office:value="0.012117" calcext:value-type="float">
            <text:p>0.012117</text:p>
          </table:table-cell>
          <table:table-cell/>
          <table:table-cell office:value-type="float" office:value="0.133016" calcext:value-type="float">
            <text:p>0.133016</text:p>
          </table:table-cell>
          <table:table-cell/>
          <table:table-cell office:value-type="float" office:value="0.178897" calcext:value-type="float">
            <text:p>0.178897</text:p>
          </table:table-cell>
          <table:table-cell/>
          <table:table-cell office:value-type="float" office:value="0.135098" calcext:value-type="float">
            <text:p>0.135098</text:p>
          </table:table-cell>
          <table:table-cell/>
          <table:table-cell office:value-type="float" office:value="0.138718" calcext:value-type="float">
            <text:p>0.1387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8" calcext:value-type="float">
            <text:p>0.00020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25" calcext:value-type="float">
            <text:p>0.011725</text:p>
          </table:table-cell>
          <table:table-cell/>
          <table:table-cell office:value-type="float" office:value="0.016365" calcext:value-type="float">
            <text:p>0.016365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12" calcext:value-type="float">
            <text:p>0.012112</text:p>
          </table:table-cell>
          <table:table-cell/>
          <table:table-cell office:value-type="float" office:value="0.13298" calcext:value-type="float">
            <text:p>0.13298</text:p>
          </table:table-cell>
          <table:table-cell/>
          <table:table-cell office:value-type="float" office:value="0.178221" calcext:value-type="float">
            <text:p>0.178221</text:p>
          </table:table-cell>
          <table:table-cell/>
          <table:table-cell office:value-type="float" office:value="0.135127" calcext:value-type="float">
            <text:p>0.135127</text:p>
          </table:table-cell>
          <table:table-cell/>
          <table:table-cell office:value-type="float" office:value="0.138688" calcext:value-type="float">
            <text:p>0.1386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62" calcext:value-type="float">
            <text:p>0.00026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02" calcext:value-type="float">
            <text:p>0.011702</text:p>
          </table:table-cell>
          <table:table-cell/>
          <table:table-cell office:value-type="float" office:value="0.016044" calcext:value-type="float">
            <text:p>0.016044</text:p>
          </table:table-cell>
          <table:table-cell/>
          <table:table-cell office:value-type="float" office:value="0.01185" calcext:value-type="float">
            <text:p>0.01185</text:p>
          </table:table-cell>
          <table:table-cell/>
          <table:table-cell office:value-type="float" office:value="0.012089" calcext:value-type="float">
            <text:p>0.012089</text:p>
          </table:table-cell>
          <table:table-cell/>
          <table:table-cell office:value-type="float" office:value="0.132853" calcext:value-type="float">
            <text:p>0.132853</text:p>
          </table:table-cell>
          <table:table-cell/>
          <table:table-cell office:value-type="float" office:value="0.178767" calcext:value-type="float">
            <text:p>0.178767</text:p>
          </table:table-cell>
          <table:table-cell/>
          <table:table-cell office:value-type="float" office:value="0.1349" calcext:value-type="float">
            <text:p>0.1349</text:p>
          </table:table-cell>
          <table:table-cell/>
          <table:table-cell office:value-type="float" office:value="0.139688" calcext:value-type="float">
            <text:p>0.1396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3" calcext:value-type="float">
            <text:p>0.000133</text:p>
          </table:table-cell>
          <table:table-cell/>
          <table:table-cell office:value-type="float" office:value="0.001022" calcext:value-type="float">
            <text:p>0.001022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102" calcext:value-type="float">
            <text:p>0.001102</text:p>
          </table:table-cell>
          <table:table-cell/>
          <table:table-cell office:value-type="float" office:value="0.011665" calcext:value-type="float">
            <text:p>0.011665</text:p>
          </table:table-cell>
          <table:table-cell/>
          <table:table-cell office:value-type="float" office:value="0.015997" calcext:value-type="float">
            <text:p>0.015997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012093" calcext:value-type="float">
            <text:p>0.012093</text:p>
          </table:table-cell>
          <table:table-cell/>
          <table:table-cell office:value-type="float" office:value="0.132961" calcext:value-type="float">
            <text:p>0.132961</text:p>
          </table:table-cell>
          <table:table-cell/>
          <table:table-cell office:value-type="float" office:value="0.178695" calcext:value-type="float">
            <text:p>0.178695</text:p>
          </table:table-cell>
          <table:table-cell/>
          <table:table-cell office:value-type="float" office:value="0.135006" calcext:value-type="float">
            <text:p>0.135006</text:p>
          </table:table-cell>
          <table:table-cell/>
          <table:table-cell office:value-type="float" office:value="0.138631" calcext:value-type="float">
            <text:p>0.1386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2" calcext:value-type="float">
            <text:p>0.00021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68" calcext:value-type="float">
            <text:p>0.011668</text:p>
          </table:table-cell>
          <table:table-cell/>
          <table:table-cell office:value-type="float" office:value="0.015932" calcext:value-type="float">
            <text:p>0.015932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153" calcext:value-type="float">
            <text:p>0.012153</text:p>
          </table:table-cell>
          <table:table-cell/>
          <table:table-cell office:value-type="float" office:value="0.133248" calcext:value-type="float">
            <text:p>0.133248</text:p>
          </table:table-cell>
          <table:table-cell/>
          <table:table-cell office:value-type="float" office:value="0.178401" calcext:value-type="float">
            <text:p>0.178401</text:p>
          </table:table-cell>
          <table:table-cell/>
          <table:table-cell office:value-type="float" office:value="0.135213" calcext:value-type="float">
            <text:p>0.135213</text:p>
          </table:table-cell>
          <table:table-cell/>
          <table:table-cell office:value-type="float" office:value="0.13857" calcext:value-type="float">
            <text:p>0.13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35" calcext:value-type="float">
            <text:p>0.011635</text:p>
          </table:table-cell>
          <table:table-cell/>
          <table:table-cell office:value-type="float" office:value="0.015944" calcext:value-type="float">
            <text:p>0.015944</text:p>
          </table:table-cell>
          <table:table-cell/>
          <table:table-cell office:value-type="float" office:value="0.011842" calcext:value-type="float">
            <text:p>0.011842</text:p>
          </table:table-cell>
          <table:table-cell/>
          <table:table-cell office:value-type="float" office:value="0.012209" calcext:value-type="float">
            <text:p>0.012209</text:p>
          </table:table-cell>
          <table:table-cell/>
          <table:table-cell office:value-type="float" office:value="0.132845" calcext:value-type="float">
            <text:p>0.132845</text:p>
          </table:table-cell>
          <table:table-cell/>
          <table:table-cell office:value-type="float" office:value="0.179571" calcext:value-type="float">
            <text:p>0.179571</text:p>
          </table:table-cell>
          <table:table-cell/>
          <table:table-cell office:value-type="float" office:value="0.134978" calcext:value-type="float">
            <text:p>0.134978</text:p>
          </table:table-cell>
          <table:table-cell/>
          <table:table-cell office:value-type="float" office:value="0.138473" calcext:value-type="float">
            <text:p>0.1384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8" calcext:value-type="float">
            <text:p>0.00108</text:p>
          </table:table-cell>
          <table:table-cell/>
          <table:table-cell office:value-type="float" office:value="0.011707" calcext:value-type="float">
            <text:p>0.011707</text:p>
          </table:table-cell>
          <table:table-cell/>
          <table:table-cell office:value-type="float" office:value="0.015991" calcext:value-type="float">
            <text:p>0.015991</text:p>
          </table:table-cell>
          <table:table-cell/>
          <table:table-cell office:value-type="float" office:value="0.011893" calcext:value-type="float">
            <text:p>0.011893</text:p>
          </table:table-cell>
          <table:table-cell/>
          <table:table-cell office:value-type="float" office:value="0.012195" calcext:value-type="float">
            <text:p>0.012195</text:p>
          </table:table-cell>
          <table:table-cell/>
          <table:table-cell office:value-type="float" office:value="0.132805" calcext:value-type="float">
            <text:p>0.132805</text:p>
          </table:table-cell>
          <table:table-cell/>
          <table:table-cell office:value-type="float" office:value="0.179408" calcext:value-type="float">
            <text:p>0.179408</text:p>
          </table:table-cell>
          <table:table-cell/>
          <table:table-cell office:value-type="float" office:value="0.137038" calcext:value-type="float">
            <text:p>0.137038</text:p>
          </table:table-cell>
          <table:table-cell/>
          <table:table-cell office:value-type="float" office:value="0.138472" calcext:value-type="float">
            <text:p>0.1384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7" calcext:value-type="float">
            <text:p>0.000157</text:p>
          </table:table-cell>
          <table:table-cell/>
          <table:table-cell office:value-type="float" office:value="0.00015" calcext:value-type="float">
            <text:p>0.00015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46" calcext:value-type="float">
            <text:p>0.001446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31" calcext:value-type="float">
            <text:p>0.011631</text:p>
          </table:table-cell>
          <table:table-cell/>
          <table:table-cell office:value-type="float" office:value="0.015928" calcext:value-type="float">
            <text:p>0.015928</text:p>
          </table:table-cell>
          <table:table-cell/>
          <table:table-cell office:value-type="float" office:value="0.011852" calcext:value-type="float">
            <text:p>0.011852</text:p>
          </table:table-cell>
          <table:table-cell/>
          <table:table-cell office:value-type="float" office:value="0.012135" calcext:value-type="float">
            <text:p>0.012135</text:p>
          </table:table-cell>
          <table:table-cell/>
          <table:table-cell office:value-type="float" office:value="0.133039" calcext:value-type="float">
            <text:p>0.133039</text:p>
          </table:table-cell>
          <table:table-cell/>
          <table:table-cell office:value-type="float" office:value="0.178819" calcext:value-type="float">
            <text:p>0.178819</text:p>
          </table:table-cell>
          <table:table-cell/>
          <table:table-cell office:value-type="float" office:value="0.135131" calcext:value-type="float">
            <text:p>0.135131</text:p>
          </table:table-cell>
          <table:table-cell/>
          <table:table-cell office:value-type="float" office:value="0.138805" calcext:value-type="float">
            <text:p>0.1388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8" calcext:value-type="float">
            <text:p>0.000238</text:p>
          </table:table-cell>
          <table:table-cell/>
          <table:table-cell office:value-type="float" office:value="0.000155" calcext:value-type="float">
            <text:p>0.000155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21" calcext:value-type="float">
            <text:p>0.001421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37" calcext:value-type="float">
            <text:p>0.011737</text:p>
          </table:table-cell>
          <table:table-cell/>
          <table:table-cell office:value-type="float" office:value="0.016069" calcext:value-type="float">
            <text:p>0.016069</text:p>
          </table:table-cell>
          <table:table-cell/>
          <table:table-cell office:value-type="float" office:value="0.011836" calcext:value-type="float">
            <text:p>0.011836</text:p>
          </table:table-cell>
          <table:table-cell/>
          <table:table-cell office:value-type="float" office:value="0.012206" calcext:value-type="float">
            <text:p>0.012206</text:p>
          </table:table-cell>
          <table:table-cell/>
          <table:table-cell office:value-type="float" office:value="0.132969" calcext:value-type="float">
            <text:p>0.132969</text:p>
          </table:table-cell>
          <table:table-cell/>
          <table:table-cell office:value-type="float" office:value="0.178829" calcext:value-type="float">
            <text:p>0.178829</text:p>
          </table:table-cell>
          <table:table-cell/>
          <table:table-cell office:value-type="float" office:value="0.135235" calcext:value-type="float">
            <text:p>0.135235</text:p>
          </table:table-cell>
          <table:table-cell/>
          <table:table-cell office:value-type="float" office:value="0.138443" calcext:value-type="float">
            <text:p>0.138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32" calcext:value-type="float">
            <text:p>0.000132</text:p>
          </table:table-cell>
          <table:table-cell/>
          <table:table-cell office:value-type="float" office:value="0.001019" calcext:value-type="float">
            <text:p>0.001019</text:p>
          </table:table-cell>
          <table:table-cell/>
          <table:table-cell office:value-type="float" office:value="0.00141" calcext:value-type="float">
            <text:p>0.0014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119" calcext:value-type="float">
            <text:p>0.001119</text:p>
          </table:table-cell>
          <table:table-cell/>
          <table:table-cell office:value-type="float" office:value="0.011636" calcext:value-type="float">
            <text:p>0.011636</text:p>
          </table:table-cell>
          <table:table-cell/>
          <table:table-cell office:value-type="float" office:value="0.016069" calcext:value-type="float">
            <text:p>0.016069</text:p>
          </table:table-cell>
          <table:table-cell/>
          <table:table-cell office:value-type="float" office:value="0.011825" calcext:value-type="float">
            <text:p>0.011825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133351" calcext:value-type="float">
            <text:p>0.133351</text:p>
          </table:table-cell>
          <table:table-cell/>
          <table:table-cell office:value-type="float" office:value="0.180314" calcext:value-type="float">
            <text:p>0.180314</text:p>
          </table:table-cell>
          <table:table-cell/>
          <table:table-cell office:value-type="float" office:value="0.135371" calcext:value-type="float">
            <text:p>0.135371</text:p>
          </table:table-cell>
          <table:table-cell/>
          <table:table-cell office:value-type="float" office:value="0.138444" calcext:value-type="float">
            <text:p>0.1384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7" calcext:value-type="float">
            <text:p>0.001007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44" calcext:value-type="float">
            <text:p>0.011644</text:p>
          </table:table-cell>
          <table:table-cell/>
          <table:table-cell office:value-type="float" office:value="0.015934" calcext:value-type="float">
            <text:p>0.015934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85" calcext:value-type="float">
            <text:p>0.012185</text:p>
          </table:table-cell>
          <table:table-cell/>
          <table:table-cell office:value-type="float" office:value="0.13327" calcext:value-type="float">
            <text:p>0.13327</text:p>
          </table:table-cell>
          <table:table-cell/>
          <table:table-cell office:value-type="float" office:value="0.178948" calcext:value-type="float">
            <text:p>0.178948</text:p>
          </table:table-cell>
          <table:table-cell/>
          <table:table-cell office:value-type="float" office:value="0.135243" calcext:value-type="float">
            <text:p>0.135243</text:p>
          </table:table-cell>
          <table:table-cell/>
          <table:table-cell office:value-type="float" office:value="0.138359" calcext:value-type="float">
            <text:p>0.1383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811" calcext:value-type="float">
            <text:p>0.011811</text:p>
          </table:table-cell>
          <table:table-cell/>
          <table:table-cell office:value-type="float" office:value="0.015989" calcext:value-type="float">
            <text:p>0.015989</text:p>
          </table:table-cell>
          <table:table-cell/>
          <table:table-cell office:value-type="float" office:value="0.011858" calcext:value-type="float">
            <text:p>0.011858</text:p>
          </table:table-cell>
          <table:table-cell/>
          <table:table-cell office:value-type="float" office:value="0.012092" calcext:value-type="float">
            <text:p>0.012092</text:p>
          </table:table-cell>
          <table:table-cell/>
          <table:table-cell office:value-type="float" office:value="0.13289" calcext:value-type="float">
            <text:p>0.13289</text:p>
          </table:table-cell>
          <table:table-cell/>
          <table:table-cell office:value-type="float" office:value="0.179904" calcext:value-type="float">
            <text:p>0.179904</text:p>
          </table:table-cell>
          <table:table-cell/>
          <table:table-cell office:value-type="float" office:value="0.134912" calcext:value-type="float">
            <text:p>0.134912</text:p>
          </table:table-cell>
          <table:table-cell/>
          <table:table-cell office:value-type="float" office:value="0.139025" calcext:value-type="float">
            <text:p>0.1390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5" calcext:value-type="float">
            <text:p>0.000195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474" calcext:value-type="float">
            <text:p>0.00147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51" calcext:value-type="float">
            <text:p>0.011651</text:p>
          </table:table-cell>
          <table:table-cell/>
          <table:table-cell office:value-type="float" office:value="0.016025" calcext:value-type="float">
            <text:p>0.016025</text:p>
          </table:table-cell>
          <table:table-cell/>
          <table:table-cell office:value-type="float" office:value="0.012136" calcext:value-type="float">
            <text:p>0.012136</text:p>
          </table:table-cell>
          <table:table-cell/>
          <table:table-cell office:value-type="float" office:value="0.012184" calcext:value-type="float">
            <text:p>0.012184</text:p>
          </table:table-cell>
          <table:table-cell/>
          <table:table-cell office:value-type="float" office:value="0.132901" calcext:value-type="float">
            <text:p>0.132901</text:p>
          </table:table-cell>
          <table:table-cell/>
          <table:table-cell office:value-type="float" office:value="0.17909" calcext:value-type="float">
            <text:p>0.17909</text:p>
          </table:table-cell>
          <table:table-cell/>
          <table:table-cell office:value-type="float" office:value="0.135445" calcext:value-type="float">
            <text:p>0.135445</text:p>
          </table:table-cell>
          <table:table-cell/>
          <table:table-cell office:value-type="float" office:value="0.138425" calcext:value-type="float">
            <text:p>0.1384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4" calcext:value-type="float">
            <text:p>0.000194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47" calcext:value-type="float">
            <text:p>0.001047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771" calcext:value-type="float">
            <text:p>0.011771</text:p>
          </table:table-cell>
          <table:table-cell/>
          <table:table-cell office:value-type="float" office:value="0.016017" calcext:value-type="float">
            <text:p>0.016017</text:p>
          </table:table-cell>
          <table:table-cell/>
          <table:table-cell office:value-type="float" office:value="0.011871" calcext:value-type="float">
            <text:p>0.011871</text:p>
          </table:table-cell>
          <table:table-cell/>
          <table:table-cell office:value-type="float" office:value="0.012195" calcext:value-type="float">
            <text:p>0.012195</text:p>
          </table:table-cell>
          <table:table-cell/>
          <table:table-cell office:value-type="float" office:value="0.132911" calcext:value-type="float">
            <text:p>0.132911</text:p>
          </table:table-cell>
          <table:table-cell/>
          <table:table-cell office:value-type="float" office:value="0.179137" calcext:value-type="float">
            <text:p>0.179137</text:p>
          </table:table-cell>
          <table:table-cell/>
          <table:table-cell office:value-type="float" office:value="0.134865" calcext:value-type="float">
            <text:p>0.134865</text:p>
          </table:table-cell>
          <table:table-cell/>
          <table:table-cell office:value-type="float" office:value="0.14366" calcext:value-type="float">
            <text:p>0.143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56" calcext:value-type="float">
            <text:p>0.000156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" calcext:value-type="float">
            <text:p>0.00103</text:p>
          </table:table-cell>
          <table:table-cell/>
          <table:table-cell office:value-type="float" office:value="0.001475" calcext:value-type="float">
            <text:p>0.001475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086" calcext:value-type="float">
            <text:p>0.001086</text:p>
          </table:table-cell>
          <table:table-cell/>
          <table:table-cell office:value-type="float" office:value="0.011656" calcext:value-type="float">
            <text:p>0.011656</text:p>
          </table:table-cell>
          <table:table-cell/>
          <table:table-cell office:value-type="float" office:value="0.016019" calcext:value-type="float">
            <text:p>0.016019</text:p>
          </table:table-cell>
          <table:table-cell/>
          <table:table-cell office:value-type="float" office:value="0.011928" calcext:value-type="float">
            <text:p>0.011928</text:p>
          </table:table-cell>
          <table:table-cell/>
          <table:table-cell office:value-type="float" office:value="0.0123" calcext:value-type="float">
            <text:p>0.0123</text:p>
          </table:table-cell>
          <table:table-cell/>
          <table:table-cell office:value-type="float" office:value="0.136257" calcext:value-type="float">
            <text:p>0.136257</text:p>
          </table:table-cell>
          <table:table-cell/>
          <table:table-cell office:value-type="float" office:value="0.178927" calcext:value-type="float">
            <text:p>0.178927</text:p>
          </table:table-cell>
          <table:table-cell/>
          <table:table-cell office:value-type="float" office:value="0.134936" calcext:value-type="float">
            <text:p>0.134936</text:p>
          </table:table-cell>
          <table:table-cell/>
          <table:table-cell office:value-type="float" office:value="0.138391" calcext:value-type="float">
            <text:p>0.138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43" calcext:value-type="float">
            <text:p>0.00024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154" calcext:value-type="float">
            <text:p>0.001154</text:p>
          </table:table-cell>
          <table:table-cell/>
          <table:table-cell office:value-type="float" office:value="0.001427" calcext:value-type="float">
            <text:p>0.001427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113" calcext:value-type="float">
            <text:p>0.001113</text:p>
          </table:table-cell>
          <table:table-cell/>
          <table:table-cell office:value-type="float" office:value="0.011726" calcext:value-type="float">
            <text:p>0.011726</text:p>
          </table:table-cell>
          <table:table-cell/>
          <table:table-cell office:value-type="float" office:value="0.01603" calcext:value-type="float">
            <text:p>0.01603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09" calcext:value-type="float">
            <text:p>0.01209</text:p>
          </table:table-cell>
          <table:table-cell/>
          <table:table-cell office:value-type="float" office:value="0.133527" calcext:value-type="float">
            <text:p>0.133527</text:p>
          </table:table-cell>
          <table:table-cell/>
          <table:table-cell office:value-type="float" office:value="0.179727" calcext:value-type="float">
            <text:p>0.179727</text:p>
          </table:table-cell>
          <table:table-cell/>
          <table:table-cell office:value-type="float" office:value="0.135379" calcext:value-type="float">
            <text:p>0.135379</text:p>
          </table:table-cell>
          <table:table-cell/>
          <table:table-cell office:value-type="float" office:value="0.138323" calcext:value-type="float">
            <text:p>0.1383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41" calcext:value-type="float">
            <text:p>0.001041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12" calcext:value-type="float">
            <text:p>0.011612</text:p>
          </table:table-cell>
          <table:table-cell/>
          <table:table-cell office:value-type="float" office:value="0.015919" calcext:value-type="float">
            <text:p>0.015919</text:p>
          </table:table-cell>
          <table:table-cell/>
          <table:table-cell office:value-type="float" office:value="0.011845" calcext:value-type="float">
            <text:p>0.011845</text:p>
          </table:table-cell>
          <table:table-cell/>
          <table:table-cell office:value-type="float" office:value="0.012097" calcext:value-type="float">
            <text:p>0.012097</text:p>
          </table:table-cell>
          <table:table-cell/>
          <table:table-cell office:value-type="float" office:value="0.13323" calcext:value-type="float">
            <text:p>0.13323</text:p>
          </table:table-cell>
          <table:table-cell/>
          <table:table-cell office:value-type="float" office:value="0.180075" calcext:value-type="float">
            <text:p>0.180075</text:p>
          </table:table-cell>
          <table:table-cell/>
          <table:table-cell office:value-type="float" office:value="0.1348" calcext:value-type="float">
            <text:p>0.1348</text:p>
          </table:table-cell>
          <table:table-cell/>
          <table:table-cell office:value-type="float" office:value="0.13932" calcext:value-type="float">
            <text:p>0.139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42" calcext:value-type="float">
            <text:p>0.00024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31" calcext:value-type="float">
            <text:p>0.001031</text:p>
          </table:table-cell>
          <table:table-cell/>
          <table:table-cell office:value-type="float" office:value="0.00143" calcext:value-type="float">
            <text:p>0.00143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5" calcext:value-type="float">
            <text:p>0.001055</text:p>
          </table:table-cell>
          <table:table-cell/>
          <table:table-cell office:value-type="float" office:value="0.011629" calcext:value-type="float">
            <text:p>0.011629</text:p>
          </table:table-cell>
          <table:table-cell/>
          <table:table-cell office:value-type="float" office:value="0.01591" calcext:value-type="float">
            <text:p>0.01591</text:p>
          </table:table-cell>
          <table:table-cell/>
          <table:table-cell office:value-type="float" office:value="0.011932" calcext:value-type="float">
            <text:p>0.011932</text:p>
          </table:table-cell>
          <table:table-cell/>
          <table:table-cell office:value-type="float" office:value="0.012149" calcext:value-type="float">
            <text:p>0.012149</text:p>
          </table:table-cell>
          <table:table-cell/>
          <table:table-cell office:value-type="float" office:value="0.134097" calcext:value-type="float">
            <text:p>0.134097</text:p>
          </table:table-cell>
          <table:table-cell/>
          <table:table-cell office:value-type="float" office:value="0.183258" calcext:value-type="float">
            <text:p>0.183258</text:p>
          </table:table-cell>
          <table:table-cell/>
          <table:table-cell office:value-type="float" office:value="0.134893" calcext:value-type="float">
            <text:p>0.134893</text:p>
          </table:table-cell>
          <table:table-cell/>
          <table:table-cell office:value-type="float" office:value="0.138701" calcext:value-type="float">
            <text:p>0.138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21" calcext:value-type="float">
            <text:p>0.00142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77" calcext:value-type="float">
            <text:p>0.011777</text:p>
          </table:table-cell>
          <table:table-cell/>
          <table:table-cell office:value-type="float" office:value="0.016013" calcext:value-type="float">
            <text:p>0.016013</text:p>
          </table:table-cell>
          <table:table-cell/>
          <table:table-cell office:value-type="float" office:value="0.011849" calcext:value-type="float">
            <text:p>0.011849</text:p>
          </table:table-cell>
          <table:table-cell/>
          <table:table-cell office:value-type="float" office:value="0.012148" calcext:value-type="float">
            <text:p>0.012148</text:p>
          </table:table-cell>
          <table:table-cell/>
          <table:table-cell office:value-type="float" office:value="0.132982" calcext:value-type="float">
            <text:p>0.132982</text:p>
          </table:table-cell>
          <table:table-cell/>
          <table:table-cell office:value-type="float" office:value="0.178978" calcext:value-type="float">
            <text:p>0.178978</text:p>
          </table:table-cell>
          <table:table-cell/>
          <table:table-cell office:value-type="float" office:value="0.135282" calcext:value-type="float">
            <text:p>0.135282</text:p>
          </table:table-cell>
          <table:table-cell/>
          <table:table-cell office:value-type="float" office:value="0.138649" calcext:value-type="float">
            <text:p>0.1386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7" calcext:value-type="float">
            <text:p>0.001007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59" calcext:value-type="float">
            <text:p>0.011659</text:p>
          </table:table-cell>
          <table:table-cell/>
          <table:table-cell office:value-type="float" office:value="0.015983" calcext:value-type="float">
            <text:p>0.015983</text:p>
          </table:table-cell>
          <table:table-cell/>
          <table:table-cell office:value-type="float" office:value="0.011903" calcext:value-type="float">
            <text:p>0.011903</text:p>
          </table:table-cell>
          <table:table-cell/>
          <table:table-cell office:value-type="float" office:value="0.012204" calcext:value-type="float">
            <text:p>0.012204</text:p>
          </table:table-cell>
          <table:table-cell/>
          <table:table-cell office:value-type="float" office:value="0.133231" calcext:value-type="float">
            <text:p>0.133231</text:p>
          </table:table-cell>
          <table:table-cell/>
          <table:table-cell office:value-type="float" office:value="0.179883" calcext:value-type="float">
            <text:p>0.179883</text:p>
          </table:table-cell>
          <table:table-cell/>
          <table:table-cell office:value-type="float" office:value="0.135329" calcext:value-type="float">
            <text:p>0.135329</text:p>
          </table:table-cell>
          <table:table-cell/>
          <table:table-cell office:value-type="float" office:value="0.138712" calcext:value-type="float">
            <text:p>0.1387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837" calcext:value-type="float">
            <text:p>0.001837</text:p>
          </table:table-cell>
          <table:table-cell/>
          <table:table-cell office:value-type="float" office:value="0.001038" calcext:value-type="float">
            <text:p>0.001038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768" calcext:value-type="float">
            <text:p>0.011768</text:p>
          </table:table-cell>
          <table:table-cell/>
          <table:table-cell office:value-type="float" office:value="0.016061" calcext:value-type="float">
            <text:p>0.016061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118" calcext:value-type="float">
            <text:p>0.012118</text:p>
          </table:table-cell>
          <table:table-cell/>
          <table:table-cell office:value-type="float" office:value="0.133191" calcext:value-type="float">
            <text:p>0.133191</text:p>
          </table:table-cell>
          <table:table-cell/>
          <table:table-cell office:value-type="float" office:value="0.179795" calcext:value-type="float">
            <text:p>0.179795</text:p>
          </table:table-cell>
          <table:table-cell/>
          <table:table-cell office:value-type="float" office:value="0.13495" calcext:value-type="float">
            <text:p>0.13495</text:p>
          </table:table-cell>
          <table:table-cell/>
          <table:table-cell office:value-type="float" office:value="0.143235" calcext:value-type="float">
            <text:p>0.1432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83" calcext:value-type="float">
            <text:p>0.001483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6019" calcext:value-type="float">
            <text:p>0.016019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0123" calcext:value-type="float">
            <text:p>0.0123</text:p>
          </table:table-cell>
          <table:table-cell/>
          <table:table-cell office:value-type="float" office:value="0.133302" calcext:value-type="float">
            <text:p>0.133302</text:p>
          </table:table-cell>
          <table:table-cell/>
          <table:table-cell office:value-type="float" office:value="0.17953" calcext:value-type="float">
            <text:p>0.17953</text:p>
          </table:table-cell>
          <table:table-cell/>
          <table:table-cell office:value-type="float" office:value="0.135153" calcext:value-type="float">
            <text:p>0.135153</text:p>
          </table:table-cell>
          <table:table-cell/>
          <table:table-cell office:value-type="float" office:value="0.138272" calcext:value-type="float">
            <text:p>0.1382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4" calcext:value-type="float">
            <text:p>0.0010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19" calcext:value-type="float">
            <text:p>0.011719</text:p>
          </table:table-cell>
          <table:table-cell/>
          <table:table-cell office:value-type="float" office:value="0.015922" calcext:value-type="float">
            <text:p>0.015922</text:p>
          </table:table-cell>
          <table:table-cell/>
          <table:table-cell office:value-type="float" office:value="0.011898" calcext:value-type="float">
            <text:p>0.011898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133283" calcext:value-type="float">
            <text:p>0.133283</text:p>
          </table:table-cell>
          <table:table-cell/>
          <table:table-cell office:value-type="float" office:value="0.179129" calcext:value-type="float">
            <text:p>0.179129</text:p>
          </table:table-cell>
          <table:table-cell/>
          <table:table-cell office:value-type="float" office:value="0.14108" calcext:value-type="float">
            <text:p>0.14108</text:p>
          </table:table-cell>
          <table:table-cell/>
          <table:table-cell office:value-type="float" office:value="0.138628" calcext:value-type="float">
            <text:p>0.1386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2" calcext:value-type="float">
            <text:p>0.00102</text:p>
          </table:table-cell>
          <table:table-cell/>
          <table:table-cell office:value-type="float" office:value="0.001478" calcext:value-type="float">
            <text:p>0.001478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92" calcext:value-type="float">
            <text:p>0.001092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5931" calcext:value-type="float">
            <text:p>0.015931</text:p>
          </table:table-cell>
          <table:table-cell/>
          <table:table-cell office:value-type="float" office:value="0.011899" calcext:value-type="float">
            <text:p>0.011899</text:p>
          </table:table-cell>
          <table:table-cell/>
          <table:table-cell office:value-type="float" office:value="0.012154" calcext:value-type="float">
            <text:p>0.012154</text:p>
          </table:table-cell>
          <table:table-cell/>
          <table:table-cell office:value-type="float" office:value="0.13355" calcext:value-type="float">
            <text:p>0.13355</text:p>
          </table:table-cell>
          <table:table-cell/>
          <table:table-cell office:value-type="float" office:value="0.178391" calcext:value-type="float">
            <text:p>0.178391</text:p>
          </table:table-cell>
          <table:table-cell/>
          <table:table-cell office:value-type="float" office:value="0.135683" calcext:value-type="float">
            <text:p>0.135683</text:p>
          </table:table-cell>
          <table:table-cell/>
          <table:table-cell office:value-type="float" office:value="0.138175" calcext:value-type="float">
            <text:p>0.1381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662" calcext:value-type="float">
            <text:p>0.011662</text:p>
          </table:table-cell>
          <table:table-cell/>
          <table:table-cell office:value-type="float" office:value="0.015904" calcext:value-type="float">
            <text:p>0.015904</text:p>
          </table:table-cell>
          <table:table-cell/>
          <table:table-cell office:value-type="float" office:value="0.012106" calcext:value-type="float">
            <text:p>0.012106</text:p>
          </table:table-cell>
          <table:table-cell/>
          <table:table-cell office:value-type="float" office:value="0.012226" calcext:value-type="float">
            <text:p>0.012226</text:p>
          </table:table-cell>
          <table:table-cell/>
          <table:table-cell office:value-type="float" office:value="0.133318" calcext:value-type="float">
            <text:p>0.133318</text:p>
          </table:table-cell>
          <table:table-cell/>
          <table:table-cell office:value-type="float" office:value="0.178658" calcext:value-type="float">
            <text:p>0.178658</text:p>
          </table:table-cell>
          <table:table-cell/>
          <table:table-cell office:value-type="float" office:value="0.135353" calcext:value-type="float">
            <text:p>0.135353</text:p>
          </table:table-cell>
          <table:table-cell/>
          <table:table-cell office:value-type="float" office:value="0.138526" calcext:value-type="float">
            <text:p>0.1385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29" calcext:value-type="float">
            <text:p>0.001429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113" calcext:value-type="float">
            <text:p>0.001113</text:p>
          </table:table-cell>
          <table:table-cell/>
          <table:table-cell office:value-type="float" office:value="0.011703" calcext:value-type="float">
            <text:p>0.011703</text:p>
          </table:table-cell>
          <table:table-cell/>
          <table:table-cell office:value-type="float" office:value="0.015937" calcext:value-type="float">
            <text:p>0.015937</text:p>
          </table:table-cell>
          <table:table-cell/>
          <table:table-cell office:value-type="float" office:value="0.011896" calcext:value-type="float">
            <text:p>0.011896</text:p>
          </table:table-cell>
          <table:table-cell/>
          <table:table-cell office:value-type="float" office:value="0.012134" calcext:value-type="float">
            <text:p>0.012134</text:p>
          </table:table-cell>
          <table:table-cell/>
          <table:table-cell office:value-type="float" office:value="0.133239" calcext:value-type="float">
            <text:p>0.133239</text:p>
          </table:table-cell>
          <table:table-cell/>
          <table:table-cell office:value-type="float" office:value="0.179241" calcext:value-type="float">
            <text:p>0.179241</text:p>
          </table:table-cell>
          <table:table-cell/>
          <table:table-cell office:value-type="float" office:value="0.135272" calcext:value-type="float">
            <text:p>0.135272</text:p>
          </table:table-cell>
          <table:table-cell/>
          <table:table-cell office:value-type="float" office:value="0.138885" calcext:value-type="float">
            <text:p>0.138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41" calcext:value-type="float">
            <text:p>0.001441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77" calcext:value-type="float">
            <text:p>0.001077</text:p>
          </table:table-cell>
          <table:table-cell/>
          <table:table-cell office:value-type="float" office:value="0.01165" calcext:value-type="float">
            <text:p>0.01165</text:p>
          </table:table-cell>
          <table:table-cell/>
          <table:table-cell office:value-type="float" office:value="0.015982" calcext:value-type="float">
            <text:p>0.015982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012252" calcext:value-type="float">
            <text:p>0.012252</text:p>
          </table:table-cell>
          <table:table-cell/>
          <table:table-cell office:value-type="float" office:value="0.133144" calcext:value-type="float">
            <text:p>0.133144</text:p>
          </table:table-cell>
          <table:table-cell/>
          <table:table-cell office:value-type="float" office:value="0.179487" calcext:value-type="float">
            <text:p>0.179487</text:p>
          </table:table-cell>
          <table:table-cell/>
          <table:table-cell office:value-type="float" office:value="0.13475" calcext:value-type="float">
            <text:p>0.13475</text:p>
          </table:table-cell>
          <table:table-cell/>
          <table:table-cell office:value-type="float" office:value="0.13837" calcext:value-type="float">
            <text:p>0.138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5" calcext:value-type="float">
            <text:p>0.000125</text:p>
          </table:table-cell>
          <table:table-cell/>
          <table:table-cell office:value-type="float" office:value="0.001008" calcext:value-type="float">
            <text:p>0.001008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073" calcext:value-type="float">
            <text:p>0.001073</text:p>
          </table:table-cell>
          <table:table-cell/>
          <table:table-cell office:value-type="float" office:value="0.011771" calcext:value-type="float">
            <text:p>0.011771</text:p>
          </table:table-cell>
          <table:table-cell/>
          <table:table-cell office:value-type="float" office:value="0.01599" calcext:value-type="float">
            <text:p>0.01599</text:p>
          </table:table-cell>
          <table:table-cell/>
          <table:table-cell office:value-type="float" office:value="0.011804" calcext:value-type="float">
            <text:p>0.011804</text:p>
          </table:table-cell>
          <table:table-cell/>
          <table:table-cell office:value-type="float" office:value="0.012176" calcext:value-type="float">
            <text:p>0.012176</text:p>
          </table:table-cell>
          <table:table-cell/>
          <table:table-cell office:value-type="float" office:value="0.133052" calcext:value-type="float">
            <text:p>0.133052</text:p>
          </table:table-cell>
          <table:table-cell/>
          <table:table-cell office:value-type="float" office:value="0.180076" calcext:value-type="float">
            <text:p>0.180076</text:p>
          </table:table-cell>
          <table:table-cell/>
          <table:table-cell office:value-type="float" office:value="0.135072" calcext:value-type="float">
            <text:p>0.135072</text:p>
          </table:table-cell>
          <table:table-cell/>
          <table:table-cell office:value-type="float" office:value="0.140574" calcext:value-type="float">
            <text:p>0.1405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48" calcext:value-type="float">
            <text:p>0.001448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5" calcext:value-type="float">
            <text:p>0.00105</text:p>
          </table:table-cell>
          <table:table-cell/>
          <table:table-cell office:value-type="float" office:value="0.011668" calcext:value-type="float">
            <text:p>0.011668</text:p>
          </table:table-cell>
          <table:table-cell/>
          <table:table-cell office:value-type="float" office:value="0.015912" calcext:value-type="float">
            <text:p>0.015912</text:p>
          </table:table-cell>
          <table:table-cell/>
          <table:table-cell office:value-type="float" office:value="0.011936" calcext:value-type="float">
            <text:p>0.011936</text:p>
          </table:table-cell>
          <table:table-cell/>
          <table:table-cell office:value-type="float" office:value="0.012361" calcext:value-type="float">
            <text:p>0.012361</text:p>
          </table:table-cell>
          <table:table-cell/>
          <table:table-cell office:value-type="float" office:value="0.133062" calcext:value-type="float">
            <text:p>0.133062</text:p>
          </table:table-cell>
          <table:table-cell/>
          <table:table-cell office:value-type="float" office:value="0.180004" calcext:value-type="float">
            <text:p>0.180004</text:p>
          </table:table-cell>
          <table:table-cell/>
          <table:table-cell office:value-type="float" office:value="0.136326" calcext:value-type="float">
            <text:p>0.136326</text:p>
          </table:table-cell>
          <table:table-cell/>
          <table:table-cell office:value-type="float" office:value="0.13878" calcext:value-type="float">
            <text:p>0.138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91" calcext:value-type="float">
            <text:p>0.000191</text:p>
          </table:table-cell>
          <table:table-cell/>
          <table:table-cell office:value-type="float" office:value="0.000256" calcext:value-type="float">
            <text:p>0.000256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11707" calcext:value-type="float">
            <text:p>0.011707</text:p>
          </table:table-cell>
          <table:table-cell/>
          <table:table-cell office:value-type="float" office:value="0.015881" calcext:value-type="float">
            <text:p>0.015881</text:p>
          </table:table-cell>
          <table:table-cell/>
          <table:table-cell office:value-type="float" office:value="0.011821" calcext:value-type="float">
            <text:p>0.011821</text:p>
          </table:table-cell>
          <table:table-cell/>
          <table:table-cell office:value-type="float" office:value="0.01212" calcext:value-type="float">
            <text:p>0.01212</text:p>
          </table:table-cell>
          <table:table-cell/>
          <table:table-cell office:value-type="float" office:value="0.133037" calcext:value-type="float">
            <text:p>0.133037</text:p>
          </table:table-cell>
          <table:table-cell/>
          <table:table-cell office:value-type="float" office:value="0.180035" calcext:value-type="float">
            <text:p>0.180035</text:p>
          </table:table-cell>
          <table:table-cell/>
          <table:table-cell office:value-type="float" office:value="0.13478" calcext:value-type="float">
            <text:p>0.13478</text:p>
          </table:table-cell>
          <table:table-cell/>
          <table:table-cell office:value-type="float" office:value="0.140527" calcext:value-type="float">
            <text:p>0.1405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92" calcext:value-type="float">
            <text:p>0.000192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13" calcext:value-type="float">
            <text:p>0.001013</text:p>
          </table:table-cell>
          <table:table-cell/>
          <table:table-cell office:value-type="float" office:value="0.001471" calcext:value-type="float">
            <text:p>0.001471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33" calcext:value-type="float">
            <text:p>0.011633</text:p>
          </table:table-cell>
          <table:table-cell/>
          <table:table-cell office:value-type="float" office:value="0.015928" calcext:value-type="float">
            <text:p>0.015928</text:p>
          </table:table-cell>
          <table:table-cell/>
          <table:table-cell office:value-type="float" office:value="0.011813" calcext:value-type="float">
            <text:p>0.011813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188" calcext:value-type="float">
            <text:p>0.133188</text:p>
          </table:table-cell>
          <table:table-cell/>
          <table:table-cell office:value-type="float" office:value="0.179628" calcext:value-type="float">
            <text:p>0.179628</text:p>
          </table:table-cell>
          <table:table-cell/>
          <table:table-cell office:value-type="float" office:value="0.135117" calcext:value-type="float">
            <text:p>0.135117</text:p>
          </table:table-cell>
          <table:table-cell/>
          <table:table-cell office:value-type="float" office:value="0.138277" calcext:value-type="float">
            <text:p>0.1382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4" calcext:value-type="float">
            <text:p>0.00024</text:p>
          </table:table-cell>
          <table:table-cell/>
          <table:table-cell office:value-type="float" office:value="0.000153" calcext:value-type="float">
            <text:p>0.000153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591" calcext:value-type="float">
            <text:p>0.001591</text:p>
          </table:table-cell>
          <table:table-cell/>
          <table:table-cell office:value-type="float" office:value="0.001129" calcext:value-type="float">
            <text:p>0.001129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58" calcext:value-type="float">
            <text:p>0.011658</text:p>
          </table:table-cell>
          <table:table-cell/>
          <table:table-cell office:value-type="float" office:value="0.015859" calcext:value-type="float">
            <text:p>0.015859</text:p>
          </table:table-cell>
          <table:table-cell/>
          <table:table-cell office:value-type="float" office:value="0.01202" calcext:value-type="float">
            <text:p>0.01202</text:p>
          </table:table-cell>
          <table:table-cell/>
          <table:table-cell office:value-type="float" office:value="0.01211" calcext:value-type="float">
            <text:p>0.01211</text:p>
          </table:table-cell>
          <table:table-cell/>
          <table:table-cell office:value-type="float" office:value="0.133361" calcext:value-type="float">
            <text:p>0.133361</text:p>
          </table:table-cell>
          <table:table-cell/>
          <table:table-cell office:value-type="float" office:value="0.251851" calcext:value-type="float">
            <text:p>0.251851</text:p>
          </table:table-cell>
          <table:table-cell/>
          <table:table-cell office:value-type="float" office:value="0.135436" calcext:value-type="float">
            <text:p>0.135436</text:p>
          </table:table-cell>
          <table:table-cell/>
          <table:table-cell office:value-type="float" office:value="0.138664" calcext:value-type="float">
            <text:p>0.1386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149" calcext:value-type="float">
            <text:p>0.000149</text:p>
          </table:table-cell>
          <table:table-cell/>
          <table:table-cell office:value-type="float" office:value="0.000126" calcext:value-type="float">
            <text:p>0.000126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11646" calcext:value-type="float">
            <text:p>0.011646</text:p>
          </table:table-cell>
          <table:table-cell/>
          <table:table-cell office:value-type="float" office:value="0.016199" calcext:value-type="float">
            <text:p>0.016199</text:p>
          </table:table-cell>
          <table:table-cell/>
          <table:table-cell office:value-type="float" office:value="0.011826" calcext:value-type="float">
            <text:p>0.011826</text:p>
          </table:table-cell>
          <table:table-cell/>
          <table:table-cell office:value-type="float" office:value="0.012159" calcext:value-type="float">
            <text:p>0.012159</text:p>
          </table:table-cell>
          <table:table-cell/>
          <table:table-cell office:value-type="float" office:value="0.133679" calcext:value-type="float">
            <text:p>0.133679</text:p>
          </table:table-cell>
          <table:table-cell/>
          <table:table-cell office:value-type="float" office:value="0.196147" calcext:value-type="float">
            <text:p>0.196147</text:p>
          </table:table-cell>
          <table:table-cell/>
          <table:table-cell office:value-type="float" office:value="0.13506" calcext:value-type="float">
            <text:p>0.13506</text:p>
          </table:table-cell>
          <table:table-cell/>
          <table:table-cell office:value-type="float" office:value="0.13915" calcext:value-type="float">
            <text:p>0.139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1" calcext:value-type="float">
            <text:p>0.000181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2" calcext:value-type="float">
            <text:p>0.001002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033" calcext:value-type="float">
            <text:p>0.001033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21" calcext:value-type="float">
            <text:p>0.011721</text:p>
          </table:table-cell>
          <table:table-cell/>
          <table:table-cell office:value-type="float" office:value="0.016236" calcext:value-type="float">
            <text:p>0.016236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01215" calcext:value-type="float">
            <text:p>0.01215</text:p>
          </table:table-cell>
          <table:table-cell/>
          <table:table-cell office:value-type="float" office:value="0.133012" calcext:value-type="float">
            <text:p>0.133012</text:p>
          </table:table-cell>
          <table:table-cell/>
          <table:table-cell office:value-type="float" office:value="0.17873" calcext:value-type="float">
            <text:p>0.17873</text:p>
          </table:table-cell>
          <table:table-cell/>
          <table:table-cell office:value-type="float" office:value="0.134857" calcext:value-type="float">
            <text:p>0.134857</text:p>
          </table:table-cell>
          <table:table-cell/>
          <table:table-cell office:value-type="float" office:value="0.138668" calcext:value-type="float">
            <text:p>0.1386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13" calcext:value-type="float">
            <text:p>0.000113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01533" calcext:value-type="float">
            <text:p>0.001533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71" calcext:value-type="float">
            <text:p>0.001071</text:p>
          </table:table-cell>
          <table:table-cell/>
          <table:table-cell office:value-type="float" office:value="0.011785" calcext:value-type="float">
            <text:p>0.011785</text:p>
          </table:table-cell>
          <table:table-cell/>
          <table:table-cell office:value-type="float" office:value="0.016036" calcext:value-type="float">
            <text:p>0.016036</text:p>
          </table:table-cell>
          <table:table-cell/>
          <table:table-cell office:value-type="float" office:value="0.011829" calcext:value-type="float">
            <text:p>0.011829</text:p>
          </table:table-cell>
          <table:table-cell/>
          <table:table-cell office:value-type="float" office:value="0.012125" calcext:value-type="float">
            <text:p>0.012125</text:p>
          </table:table-cell>
          <table:table-cell/>
          <table:table-cell office:value-type="float" office:value="0.133014" calcext:value-type="float">
            <text:p>0.133014</text:p>
          </table:table-cell>
          <table:table-cell/>
          <table:table-cell office:value-type="float" office:value="0.179208" calcext:value-type="float">
            <text:p>0.179208</text:p>
          </table:table-cell>
          <table:table-cell/>
          <table:table-cell office:value-type="float" office:value="0.134747" calcext:value-type="float">
            <text:p>0.134747</text:p>
          </table:table-cell>
          <table:table-cell/>
          <table:table-cell office:value-type="float" office:value="0.138764" calcext:value-type="float">
            <text:p>0.1387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19" calcext:value-type="float">
            <text:p>0.001419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112" calcext:value-type="float">
            <text:p>0.001112</text:p>
          </table:table-cell>
          <table:table-cell/>
          <table:table-cell office:value-type="float" office:value="0.011655" calcext:value-type="float">
            <text:p>0.011655</text:p>
          </table:table-cell>
          <table:table-cell/>
          <table:table-cell office:value-type="float" office:value="0.015962" calcext:value-type="float">
            <text:p>0.015962</text:p>
          </table:table-cell>
          <table:table-cell/>
          <table:table-cell office:value-type="float" office:value="0.011921" calcext:value-type="float">
            <text:p>0.011921</text:p>
          </table:table-cell>
          <table:table-cell/>
          <table:table-cell office:value-type="float" office:value="0.012227" calcext:value-type="float">
            <text:p>0.012227</text:p>
          </table:table-cell>
          <table:table-cell/>
          <table:table-cell office:value-type="float" office:value="0.133475" calcext:value-type="float">
            <text:p>0.133475</text:p>
          </table:table-cell>
          <table:table-cell/>
          <table:table-cell office:value-type="float" office:value="0.179035" calcext:value-type="float">
            <text:p>0.179035</text:p>
          </table:table-cell>
          <table:table-cell/>
          <table:table-cell office:value-type="float" office:value="0.135033" calcext:value-type="float">
            <text:p>0.135033</text:p>
          </table:table-cell>
          <table:table-cell/>
          <table:table-cell office:value-type="float" office:value="0.138457" calcext:value-type="float">
            <text:p>0.138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8" calcext:value-type="float">
            <text:p>0.000148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8" calcext:value-type="float">
            <text:p>0.001418</text:p>
          </table:table-cell>
          <table:table-cell/>
          <table:table-cell office:value-type="float" office:value="0.001063" calcext:value-type="float">
            <text:p>0.001063</text:p>
          </table:table-cell>
          <table:table-cell/>
          <table:table-cell office:value-type="float" office:value="0.001053" calcext:value-type="float">
            <text:p>0.001053</text:p>
          </table:table-cell>
          <table:table-cell/>
          <table:table-cell office:value-type="float" office:value="0.011723" calcext:value-type="float">
            <text:p>0.011723</text:p>
          </table:table-cell>
          <table:table-cell/>
          <table:table-cell office:value-type="float" office:value="0.016025" calcext:value-type="float">
            <text:p>0.016025</text:p>
          </table:table-cell>
          <table:table-cell/>
          <table:table-cell office:value-type="float" office:value="0.011849" calcext:value-type="float">
            <text:p>0.011849</text:p>
          </table:table-cell>
          <table:table-cell/>
          <table:table-cell office:value-type="float" office:value="0.012219" calcext:value-type="float">
            <text:p>0.012219</text:p>
          </table:table-cell>
          <table:table-cell/>
          <table:table-cell office:value-type="float" office:value="0.137204" calcext:value-type="float">
            <text:p>0.137204</text:p>
          </table:table-cell>
          <table:table-cell/>
          <table:table-cell office:value-type="float" office:value="0.17968" calcext:value-type="float">
            <text:p>0.17968</text:p>
          </table:table-cell>
          <table:table-cell/>
          <table:table-cell office:value-type="float" office:value="0.134884" calcext:value-type="float">
            <text:p>0.134884</text:p>
          </table:table-cell>
          <table:table-cell/>
          <table:table-cell office:value-type="float" office:value="0.139161" calcext:value-type="float">
            <text:p>0.1391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8" calcext:value-type="float">
            <text:p>0.00017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2" calcext:value-type="float">
            <text:p>0.00102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105" calcext:value-type="float">
            <text:p>0.001105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36" calcext:value-type="float">
            <text:p>0.011636</text:p>
          </table:table-cell>
          <table:table-cell/>
          <table:table-cell office:value-type="float" office:value="0.016004" calcext:value-type="float">
            <text:p>0.016004</text:p>
          </table:table-cell>
          <table:table-cell/>
          <table:table-cell office:value-type="float" office:value="0.011927" calcext:value-type="float">
            <text:p>0.011927</text:p>
          </table:table-cell>
          <table:table-cell/>
          <table:table-cell office:value-type="float" office:value="0.012185" calcext:value-type="float">
            <text:p>0.012185</text:p>
          </table:table-cell>
          <table:table-cell/>
          <table:table-cell office:value-type="float" office:value="0.133191" calcext:value-type="float">
            <text:p>0.133191</text:p>
          </table:table-cell>
          <table:table-cell/>
          <table:table-cell office:value-type="float" office:value="0.179652" calcext:value-type="float">
            <text:p>0.179652</text:p>
          </table:table-cell>
          <table:table-cell/>
          <table:table-cell office:value-type="float" office:value="0.137108" calcext:value-type="float">
            <text:p>0.137108</text:p>
          </table:table-cell>
          <table:table-cell/>
          <table:table-cell office:value-type="float" office:value="0.138804" calcext:value-type="float">
            <text:p>0.1388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0139" calcext:value-type="float">
            <text:p>0.000139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2" calcext:value-type="float">
            <text:p>0.001412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84" calcext:value-type="float">
            <text:p>0.001084</text:p>
          </table:table-cell>
          <table:table-cell/>
          <table:table-cell office:value-type="float" office:value="0.011693" calcext:value-type="float">
            <text:p>0.011693</text:p>
          </table:table-cell>
          <table:table-cell/>
          <table:table-cell office:value-type="float" office:value="0.016038" calcext:value-type="float">
            <text:p>0.016038</text:p>
          </table:table-cell>
          <table:table-cell/>
          <table:table-cell office:value-type="float" office:value="0.011974" calcext:value-type="float">
            <text:p>0.011974</text:p>
          </table:table-cell>
          <table:table-cell/>
          <table:table-cell office:value-type="float" office:value="0.012146" calcext:value-type="float">
            <text:p>0.012146</text:p>
          </table:table-cell>
          <table:table-cell/>
          <table:table-cell office:value-type="float" office:value="0.133257" calcext:value-type="float">
            <text:p>0.133257</text:p>
          </table:table-cell>
          <table:table-cell/>
          <table:table-cell office:value-type="float" office:value="0.179377" calcext:value-type="float">
            <text:p>0.179377</text:p>
          </table:table-cell>
          <table:table-cell/>
          <table:table-cell office:value-type="float" office:value="0.134946" calcext:value-type="float">
            <text:p>0.134946</text:p>
          </table:table-cell>
          <table:table-cell/>
          <table:table-cell office:value-type="float" office:value="0.138375" calcext:value-type="float">
            <text:p>0.1383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4" calcext:value-type="float">
            <text:p>0.000184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6" calcext:value-type="float">
            <text:p>0.000116</text:p>
          </table:table-cell>
          <table:table-cell/>
          <table:table-cell office:value-type="float" office:value="0.000135" calcext:value-type="float">
            <text:p>0.000135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47" calcext:value-type="float">
            <text:p>0.001447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2145" calcext:value-type="float">
            <text:p>0.012145</text:p>
          </table:table-cell>
          <table:table-cell/>
          <table:table-cell office:value-type="float" office:value="0.016061" calcext:value-type="float">
            <text:p>0.016061</text:p>
          </table:table-cell>
          <table:table-cell/>
          <table:table-cell office:value-type="float" office:value="0.011848" calcext:value-type="float">
            <text:p>0.011848</text:p>
          </table:table-cell>
          <table:table-cell/>
          <table:table-cell office:value-type="float" office:value="0.012138" calcext:value-type="float">
            <text:p>0.012138</text:p>
          </table:table-cell>
          <table:table-cell/>
          <table:table-cell office:value-type="float" office:value="0.133015" calcext:value-type="float">
            <text:p>0.133015</text:p>
          </table:table-cell>
          <table:table-cell/>
          <table:table-cell office:value-type="float" office:value="0.178746" calcext:value-type="float">
            <text:p>0.178746</text:p>
          </table:table-cell>
          <table:table-cell/>
          <table:table-cell office:value-type="float" office:value="0.134661" calcext:value-type="float">
            <text:p>0.134661</text:p>
          </table:table-cell>
          <table:table-cell/>
          <table:table-cell office:value-type="float" office:value="0.138312" calcext:value-type="float">
            <text:p>0.1383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16" calcext:value-type="float">
            <text:p>0.000116</text:p>
          </table:table-cell>
          <table:table-cell/>
          <table:table-cell office:value-type="float" office:value="0.000118" calcext:value-type="float">
            <text:p>0.000118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8" calcext:value-type="float">
            <text:p>0.00148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11783" calcext:value-type="float">
            <text:p>0.011783</text:p>
          </table:table-cell>
          <table:table-cell/>
          <table:table-cell office:value-type="float" office:value="0.016028" calcext:value-type="float">
            <text:p>0.016028</text:p>
          </table:table-cell>
          <table:table-cell/>
          <table:table-cell office:value-type="float" office:value="0.011817" calcext:value-type="float">
            <text:p>0.011817</text:p>
          </table:table-cell>
          <table:table-cell/>
          <table:table-cell office:value-type="float" office:value="0.012198" calcext:value-type="float">
            <text:p>0.012198</text:p>
          </table:table-cell>
          <table:table-cell/>
          <table:table-cell office:value-type="float" office:value="0.133152" calcext:value-type="float">
            <text:p>0.133152</text:p>
          </table:table-cell>
          <table:table-cell/>
          <table:table-cell office:value-type="float" office:value="0.17897" calcext:value-type="float">
            <text:p>0.17897</text:p>
          </table:table-cell>
          <table:table-cell/>
          <table:table-cell office:value-type="float" office:value="0.134893" calcext:value-type="float">
            <text:p>0.134893</text:p>
          </table:table-cell>
          <table:table-cell/>
          <table:table-cell office:value-type="float" office:value="0.138757" calcext:value-type="float">
            <text:p>0.1387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63" calcext:value-type="float">
            <text:p>0.000163</text:p>
          </table:table-cell>
          <table:table-cell/>
          <table:table-cell office:value-type="float" office:value="0.000115" calcext:value-type="float">
            <text:p>0.000115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37" calcext:value-type="float">
            <text:p>0.001037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11837" calcext:value-type="float">
            <text:p>0.011837</text:p>
          </table:table-cell>
          <table:table-cell/>
          <table:table-cell office:value-type="float" office:value="0.016111" calcext:value-type="float">
            <text:p>0.016111</text:p>
          </table:table-cell>
          <table:table-cell/>
          <table:table-cell office:value-type="float" office:value="0.012144" calcext:value-type="float">
            <text:p>0.012144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68" calcext:value-type="float">
            <text:p>0.13368</text:p>
          </table:table-cell>
          <table:table-cell/>
          <table:table-cell office:value-type="float" office:value="0.178186" calcext:value-type="float">
            <text:p>0.178186</text:p>
          </table:table-cell>
          <table:table-cell/>
          <table:table-cell office:value-type="float" office:value="0.135445" calcext:value-type="float">
            <text:p>0.135445</text:p>
          </table:table-cell>
          <table:table-cell/>
          <table:table-cell office:value-type="float" office:value="0.138554" calcext:value-type="float">
            <text:p>0.1385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2" calcext:value-type="float">
            <text:p>0.000232</text:p>
          </table:table-cell>
          <table:table-cell/>
          <table:table-cell office:value-type="float" office:value="0.000168" calcext:value-type="float">
            <text:p>0.000168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16" calcext:value-type="float">
            <text:p>0.001016</text:p>
          </table:table-cell>
          <table:table-cell/>
          <table:table-cell office:value-type="float" office:value="0.001484" calcext:value-type="float">
            <text:p>0.001484</text:p>
          </table:table-cell>
          <table:table-cell/>
          <table:table-cell office:value-type="float" office:value="0.001036" calcext:value-type="float">
            <text:p>0.001036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647" calcext:value-type="float">
            <text:p>0.011647</text:p>
          </table:table-cell>
          <table:table-cell/>
          <table:table-cell office:value-type="float" office:value="0.016091" calcext:value-type="float">
            <text:p>0.016091</text:p>
          </table:table-cell>
          <table:table-cell/>
          <table:table-cell office:value-type="float" office:value="0.011952" calcext:value-type="float">
            <text:p>0.011952</text:p>
          </table:table-cell>
          <table:table-cell/>
          <table:table-cell office:value-type="float" office:value="0.012231" calcext:value-type="float">
            <text:p>0.012231</text:p>
          </table:table-cell>
          <table:table-cell/>
          <table:table-cell office:value-type="float" office:value="0.135324" calcext:value-type="float">
            <text:p>0.135324</text:p>
          </table:table-cell>
          <table:table-cell/>
          <table:table-cell office:value-type="float" office:value="0.17909" calcext:value-type="float">
            <text:p>0.17909</text:p>
          </table:table-cell>
          <table:table-cell/>
          <table:table-cell office:value-type="float" office:value="0.134839" calcext:value-type="float">
            <text:p>0.134839</text:p>
          </table:table-cell>
          <table:table-cell/>
          <table:table-cell office:value-type="float" office:value="0.138307" calcext:value-type="float">
            <text:p>0.138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59" calcext:value-type="float">
            <text:p>0.000159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2" calcext:value-type="float">
            <text:p>0.00142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65" calcext:value-type="float">
            <text:p>0.001065</text:p>
          </table:table-cell>
          <table:table-cell/>
          <table:table-cell office:value-type="float" office:value="0.012317" calcext:value-type="float">
            <text:p>0.012317</text:p>
          </table:table-cell>
          <table:table-cell/>
          <table:table-cell office:value-type="float" office:value="0.016002" calcext:value-type="float">
            <text:p>0.016002</text:p>
          </table:table-cell>
          <table:table-cell/>
          <table:table-cell office:value-type="float" office:value="0.011824" calcext:value-type="float">
            <text:p>0.011824</text:p>
          </table:table-cell>
          <table:table-cell/>
          <table:table-cell office:value-type="float" office:value="0.012133" calcext:value-type="float">
            <text:p>0.012133</text:p>
          </table:table-cell>
          <table:table-cell/>
          <table:table-cell office:value-type="float" office:value="0.133224" calcext:value-type="float">
            <text:p>0.133224</text:p>
          </table:table-cell>
          <table:table-cell/>
          <table:table-cell office:value-type="float" office:value="0.178365" calcext:value-type="float">
            <text:p>0.178365</text:p>
          </table:table-cell>
          <table:table-cell/>
          <table:table-cell office:value-type="float" office:value="0.135245" calcext:value-type="float">
            <text:p>0.135245</text:p>
          </table:table-cell>
          <table:table-cell/>
          <table:table-cell office:value-type="float" office:value="0.138276" calcext:value-type="float">
            <text:p>0.1382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8" calcext:value-type="float">
            <text:p>0.000128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1" calcext:value-type="float">
            <text:p>0.001051</text:p>
          </table:table-cell>
          <table:table-cell/>
          <table:table-cell office:value-type="float" office:value="0.011737" calcext:value-type="float">
            <text:p>0.011737</text:p>
          </table:table-cell>
          <table:table-cell/>
          <table:table-cell office:value-type="float" office:value="0.016216" calcext:value-type="float">
            <text:p>0.016216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012128" calcext:value-type="float">
            <text:p>0.012128</text:p>
          </table:table-cell>
          <table:table-cell/>
          <table:table-cell office:value-type="float" office:value="0.133205" calcext:value-type="float">
            <text:p>0.133205</text:p>
          </table:table-cell>
          <table:table-cell/>
          <table:table-cell office:value-type="float" office:value="0.178733" calcext:value-type="float">
            <text:p>0.178733</text:p>
          </table:table-cell>
          <table:table-cell/>
          <table:table-cell office:value-type="float" office:value="0.135088" calcext:value-type="float">
            <text:p>0.135088</text:p>
          </table:table-cell>
          <table:table-cell/>
          <table:table-cell office:value-type="float" office:value="0.138537" calcext:value-type="float">
            <text:p>0.1385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47" calcext:value-type="float">
            <text:p>0.000147</text:p>
          </table:table-cell>
          <table:table-cell/>
          <table:table-cell office:value-type="float" office:value="0.00013" calcext:value-type="float">
            <text:p>0.00013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1" calcext:value-type="float">
            <text:p>0.001411</text:p>
          </table:table-cell>
          <table:table-cell/>
          <table:table-cell office:value-type="float" office:value="0.001067" calcext:value-type="float">
            <text:p>0.001067</text:p>
          </table:table-cell>
          <table:table-cell/>
          <table:table-cell office:value-type="float" office:value="0.001074" calcext:value-type="float">
            <text:p>0.001074</text:p>
          </table:table-cell>
          <table:table-cell/>
          <table:table-cell office:value-type="float" office:value="0.011647" calcext:value-type="float">
            <text:p>0.011647</text:p>
          </table:table-cell>
          <table:table-cell/>
          <table:table-cell office:value-type="float" office:value="0.016015" calcext:value-type="float">
            <text:p>0.016015</text:p>
          </table:table-cell>
          <table:table-cell/>
          <table:table-cell office:value-type="float" office:value="0.012" calcext:value-type="float">
            <text:p>0.012</text:p>
          </table:table-cell>
          <table:table-cell/>
          <table:table-cell office:value-type="float" office:value="0.012172" calcext:value-type="float">
            <text:p>0.012172</text:p>
          </table:table-cell>
          <table:table-cell/>
          <table:table-cell office:value-type="float" office:value="0.133278" calcext:value-type="float">
            <text:p>0.133278</text:p>
          </table:table-cell>
          <table:table-cell/>
          <table:table-cell office:value-type="float" office:value="0.178516" calcext:value-type="float">
            <text:p>0.178516</text:p>
          </table:table-cell>
          <table:table-cell/>
          <table:table-cell office:value-type="float" office:value="0.135035" calcext:value-type="float">
            <text:p>0.135035</text:p>
          </table:table-cell>
          <table:table-cell/>
          <table:table-cell office:value-type="float" office:value="0.138594" calcext:value-type="float">
            <text:p>0.1385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33" calcext:value-type="float">
            <text:p>0.000233</text:p>
          </table:table-cell>
          <table:table-cell/>
          <table:table-cell office:value-type="float" office:value="0.000138" calcext:value-type="float">
            <text:p>0.000138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48" calcext:value-type="float">
            <text:p>0.001048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635" calcext:value-type="float">
            <text:p>0.011635</text:p>
          </table:table-cell>
          <table:table-cell/>
          <table:table-cell office:value-type="float" office:value="0.015949" calcext:value-type="float">
            <text:p>0.015949</text:p>
          </table:table-cell>
          <table:table-cell/>
          <table:table-cell office:value-type="float" office:value="0.011899" calcext:value-type="float">
            <text:p>0.011899</text:p>
          </table:table-cell>
          <table:table-cell/>
          <table:table-cell office:value-type="float" office:value="0.012121" calcext:value-type="float">
            <text:p>0.012121</text:p>
          </table:table-cell>
          <table:table-cell/>
          <table:table-cell office:value-type="float" office:value="0.133661" calcext:value-type="float">
            <text:p>0.133661</text:p>
          </table:table-cell>
          <table:table-cell/>
          <table:table-cell office:value-type="float" office:value="0.178618" calcext:value-type="float">
            <text:p>0.178618</text:p>
          </table:table-cell>
          <table:table-cell/>
          <table:table-cell office:value-type="float" office:value="0.135097" calcext:value-type="float">
            <text:p>0.135097</text:p>
          </table:table-cell>
          <table:table-cell/>
          <table:table-cell office:value-type="float" office:value="0.138899" calcext:value-type="float">
            <text:p>0.1388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35" calcext:value-type="float">
            <text:p>0.000235</text:p>
          </table:table-cell>
          <table:table-cell/>
          <table:table-cell office:value-type="float" office:value="0.000122" calcext:value-type="float">
            <text:p>0.000122</text:p>
          </table:table-cell>
          <table:table-cell/>
          <table:table-cell office:value-type="float" office:value="0.000141" calcext:value-type="float">
            <text:p>0.000141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0142" calcext:value-type="float">
            <text:p>0.00142</text:p>
          </table:table-cell>
          <table:table-cell/>
          <table:table-cell office:value-type="float" office:value="0.001064" calcext:value-type="float">
            <text:p>0.00106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56" calcext:value-type="float">
            <text:p>0.011756</text:p>
          </table:table-cell>
          <table:table-cell/>
          <table:table-cell office:value-type="float" office:value="0.016039" calcext:value-type="float">
            <text:p>0.016039</text:p>
          </table:table-cell>
          <table:table-cell/>
          <table:table-cell office:value-type="float" office:value="0.0118" calcext:value-type="float">
            <text:p>0.0118</text:p>
          </table:table-cell>
          <table:table-cell/>
          <table:table-cell office:value-type="float" office:value="0.01215" calcext:value-type="float">
            <text:p>0.01215</text:p>
          </table:table-cell>
          <table:table-cell/>
          <table:table-cell office:value-type="float" office:value="0.13351" calcext:value-type="float">
            <text:p>0.13351</text:p>
          </table:table-cell>
          <table:table-cell/>
          <table:table-cell office:value-type="float" office:value="0.17894" calcext:value-type="float">
            <text:p>0.17894</text:p>
          </table:table-cell>
          <table:table-cell/>
          <table:table-cell office:value-type="float" office:value="0.135397" calcext:value-type="float">
            <text:p>0.135397</text:p>
          </table:table-cell>
          <table:table-cell/>
          <table:table-cell office:value-type="float" office:value="0.141221" calcext:value-type="float">
            <text:p>0.1412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3" calcext:value-type="float">
            <text:p>0.000223</text:p>
          </table:table-cell>
          <table:table-cell/>
          <table:table-cell office:value-type="float" office:value="0.000118" calcext:value-type="float">
            <text:p>0.000118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28" calcext:value-type="float">
            <text:p>0.001428</text:p>
          </table:table-cell>
          <table:table-cell/>
          <table:table-cell office:value-type="float" office:value="0.001039" calcext:value-type="float">
            <text:p>0.001039</text:p>
          </table:table-cell>
          <table:table-cell/>
          <table:table-cell office:value-type="float" office:value="0.001075" calcext:value-type="float">
            <text:p>0.001075</text:p>
          </table:table-cell>
          <table:table-cell/>
          <table:table-cell office:value-type="float" office:value="0.011768" calcext:value-type="float">
            <text:p>0.011768</text:p>
          </table:table-cell>
          <table:table-cell/>
          <table:table-cell office:value-type="float" office:value="0.016023" calcext:value-type="float">
            <text:p>0.016023</text:p>
          </table:table-cell>
          <table:table-cell/>
          <table:table-cell office:value-type="float" office:value="0.011908" calcext:value-type="float">
            <text:p>0.011908</text:p>
          </table:table-cell>
          <table:table-cell/>
          <table:table-cell office:value-type="float" office:value="0.012188" calcext:value-type="float">
            <text:p>0.012188</text:p>
          </table:table-cell>
          <table:table-cell/>
          <table:table-cell office:value-type="float" office:value="0.134593" calcext:value-type="float">
            <text:p>0.134593</text:p>
          </table:table-cell>
          <table:table-cell/>
          <table:table-cell office:value-type="float" office:value="0.181139" calcext:value-type="float">
            <text:p>0.181139</text:p>
          </table:table-cell>
          <table:table-cell/>
          <table:table-cell office:value-type="float" office:value="0.135042" calcext:value-type="float">
            <text:p>0.135042</text:p>
          </table:table-cell>
          <table:table-cell/>
          <table:table-cell office:value-type="float" office:value="0.139049" calcext:value-type="float">
            <text:p>0.1390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206" calcext:value-type="float">
            <text:p>0.000206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4" calcext:value-type="float">
            <text:p>0.001004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57" calcext:value-type="float">
            <text:p>0.001057</text:p>
          </table:table-cell>
          <table:table-cell/>
          <table:table-cell office:value-type="float" office:value="0.001077" calcext:value-type="float">
            <text:p>0.001077</text:p>
          </table:table-cell>
          <table:table-cell/>
          <table:table-cell office:value-type="float" office:value="0.01164" calcext:value-type="float">
            <text:p>0.01164</text:p>
          </table:table-cell>
          <table:table-cell/>
          <table:table-cell office:value-type="float" office:value="0.016053" calcext:value-type="float">
            <text:p>0.016053</text:p>
          </table:table-cell>
          <table:table-cell/>
          <table:table-cell office:value-type="float" office:value="0.011923" calcext:value-type="float">
            <text:p>0.011923</text:p>
          </table:table-cell>
          <table:table-cell/>
          <table:table-cell office:value-type="float" office:value="0.012172" calcext:value-type="float">
            <text:p>0.012172</text:p>
          </table:table-cell>
          <table:table-cell/>
          <table:table-cell office:value-type="float" office:value="0.133145" calcext:value-type="float">
            <text:p>0.133145</text:p>
          </table:table-cell>
          <table:table-cell/>
          <table:table-cell office:value-type="float" office:value="0.178979" calcext:value-type="float">
            <text:p>0.178979</text:p>
          </table:table-cell>
          <table:table-cell/>
          <table:table-cell office:value-type="float" office:value="0.135071" calcext:value-type="float">
            <text:p>0.135071</text:p>
          </table:table-cell>
          <table:table-cell/>
          <table:table-cell office:value-type="float" office:value="0.152918" calcext:value-type="float">
            <text:p>0.1529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143" calcext:value-type="float">
            <text:p>0.000143</text:p>
          </table:table-cell>
          <table:table-cell/>
          <table:table-cell office:value-type="float" office:value="0.000123" calcext:value-type="float">
            <text:p>0.000123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8" calcext:value-type="float">
            <text:p>0.01168</text:p>
          </table:table-cell>
          <table:table-cell/>
          <table:table-cell office:value-type="float" office:value="0.01618" calcext:value-type="float">
            <text:p>0.01618</text:p>
          </table:table-cell>
          <table:table-cell/>
          <table:table-cell office:value-type="float" office:value="0.01185" calcext:value-type="float">
            <text:p>0.01185</text:p>
          </table:table-cell>
          <table:table-cell/>
          <table:table-cell office:value-type="float" office:value="0.012163" calcext:value-type="float">
            <text:p>0.012163</text:p>
          </table:table-cell>
          <table:table-cell/>
          <table:table-cell office:value-type="float" office:value="0.133362" calcext:value-type="float">
            <text:p>0.133362</text:p>
          </table:table-cell>
          <table:table-cell/>
          <table:table-cell office:value-type="float" office:value="0.178405" calcext:value-type="float">
            <text:p>0.178405</text:p>
          </table:table-cell>
          <table:table-cell/>
          <table:table-cell office:value-type="float" office:value="0.13482" calcext:value-type="float">
            <text:p>0.13482</text:p>
          </table:table-cell>
          <table:table-cell/>
          <table:table-cell office:value-type="float" office:value="0.138287" calcext:value-type="float">
            <text:p>0.1382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145" calcext:value-type="float">
            <text:p>0.000145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5" calcext:value-type="float">
            <text:p>0.001005</text:p>
          </table:table-cell>
          <table:table-cell/>
          <table:table-cell office:value-type="float" office:value="0.001413" calcext:value-type="float">
            <text:p>0.001413</text:p>
          </table:table-cell>
          <table:table-cell/>
          <table:table-cell office:value-type="float" office:value="0.001524" calcext:value-type="float">
            <text:p>0.001524</text:p>
          </table:table-cell>
          <table:table-cell/>
          <table:table-cell office:value-type="float" office:value="0.001072" calcext:value-type="float">
            <text:p>0.001072</text:p>
          </table:table-cell>
          <table:table-cell/>
          <table:table-cell office:value-type="float" office:value="0.011708" calcext:value-type="float">
            <text:p>0.011708</text:p>
          </table:table-cell>
          <table:table-cell/>
          <table:table-cell office:value-type="float" office:value="0.015976" calcext:value-type="float">
            <text:p>0.015976</text:p>
          </table:table-cell>
          <table:table-cell/>
          <table:table-cell office:value-type="float" office:value="0.011829" calcext:value-type="float">
            <text:p>0.011829</text:p>
          </table:table-cell>
          <table:table-cell/>
          <table:table-cell office:value-type="float" office:value="0.012242" calcext:value-type="float">
            <text:p>0.012242</text:p>
          </table:table-cell>
          <table:table-cell/>
          <table:table-cell office:value-type="float" office:value="0.133002" calcext:value-type="float">
            <text:p>0.133002</text:p>
          </table:table-cell>
          <table:table-cell/>
          <table:table-cell office:value-type="float" office:value="0.178514" calcext:value-type="float">
            <text:p>0.178514</text:p>
          </table:table-cell>
          <table:table-cell/>
          <table:table-cell office:value-type="float" office:value="0.135603" calcext:value-type="float">
            <text:p>0.135603</text:p>
          </table:table-cell>
          <table:table-cell/>
          <table:table-cell office:value-type="float" office:value="0.138429" calcext:value-type="float">
            <text:p>0.138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" calcext:value-type="float">
            <text:p>0.00018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58" calcext:value-type="float">
            <text:p>0.000158</text:p>
          </table:table-cell>
          <table:table-cell/>
          <table:table-cell office:value-type="float" office:value="0.000124" calcext:value-type="float">
            <text:p>0.000124</text:p>
          </table:table-cell>
          <table:table-cell/>
          <table:table-cell office:value-type="float" office:value="0.001006" calcext:value-type="float">
            <text:p>0.001006</text:p>
          </table:table-cell>
          <table:table-cell/>
          <table:table-cell office:value-type="float" office:value="0.001476" calcext:value-type="float">
            <text:p>0.001476</text:p>
          </table:table-cell>
          <table:table-cell/>
          <table:table-cell office:value-type="float" office:value="0.001035" calcext:value-type="float">
            <text:p>0.00103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1163" calcext:value-type="float">
            <text:p>0.01163</text:p>
          </table:table-cell>
          <table:table-cell/>
          <table:table-cell office:value-type="float" office:value="0.016003" calcext:value-type="float">
            <text:p>0.016003</text:p>
          </table:table-cell>
          <table:table-cell/>
          <table:table-cell office:value-type="float" office:value="0.012054" calcext:value-type="float">
            <text:p>0.012054</text:p>
          </table:table-cell>
          <table:table-cell/>
          <table:table-cell office:value-type="float" office:value="0.012187" calcext:value-type="float">
            <text:p>0.012187</text:p>
          </table:table-cell>
          <table:table-cell/>
          <table:table-cell office:value-type="float" office:value="0.133351" calcext:value-type="float">
            <text:p>0.133351</text:p>
          </table:table-cell>
          <table:table-cell/>
          <table:table-cell office:value-type="float" office:value="0.178548" calcext:value-type="float">
            <text:p>0.178548</text:p>
          </table:table-cell>
          <table:table-cell/>
          <table:table-cell office:value-type="float" office:value="0.136117" calcext:value-type="float">
            <text:p>0.136117</text:p>
          </table:table-cell>
          <table:table-cell/>
          <table:table-cell office:value-type="float" office:value="0.138282" calcext:value-type="float">
            <text:p>0.1382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02" calcext:value-type="float">
            <text:p>0.000202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03" calcext:value-type="float">
            <text:p>0.001003</text:p>
          </table:table-cell>
          <table:table-cell/>
          <table:table-cell office:value-type="float" office:value="0.001409" calcext:value-type="float">
            <text:p>0.001409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63" calcext:value-type="float">
            <text:p>0.01163</text:p>
          </table:table-cell>
          <table:table-cell/>
          <table:table-cell office:value-type="float" office:value="0.01598" calcext:value-type="float">
            <text:p>0.01598</text:p>
          </table:table-cell>
          <table:table-cell/>
          <table:table-cell office:value-type="float" office:value="0.012004" calcext:value-type="float">
            <text:p>0.012004</text:p>
          </table:table-cell>
          <table:table-cell/>
          <table:table-cell office:value-type="float" office:value="0.012142" calcext:value-type="float">
            <text:p>0.012142</text:p>
          </table:table-cell>
          <table:table-cell/>
          <table:table-cell office:value-type="float" office:value="0.133085" calcext:value-type="float">
            <text:p>0.133085</text:p>
          </table:table-cell>
          <table:table-cell/>
          <table:table-cell office:value-type="float" office:value="0.178306" calcext:value-type="float">
            <text:p>0.178306</text:p>
          </table:table-cell>
          <table:table-cell/>
          <table:table-cell office:value-type="float" office:value="0.134807" calcext:value-type="float">
            <text:p>0.134807</text:p>
          </table:table-cell>
          <table:table-cell/>
          <table:table-cell office:value-type="float" office:value="0.138752" calcext:value-type="float">
            <text:p>0.138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183" calcext:value-type="float">
            <text:p>0.000183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205" calcext:value-type="float">
            <text:p>0.000205</text:p>
          </table:table-cell>
          <table:table-cell/>
          <table:table-cell office:value-type="float" office:value="0.000127" calcext:value-type="float">
            <text:p>0.000127</text:p>
          </table:table-cell>
          <table:table-cell/>
          <table:table-cell office:value-type="float" office:value="0.001034" calcext:value-type="float">
            <text:p>0.001034</text:p>
          </table:table-cell>
          <table:table-cell/>
          <table:table-cell office:value-type="float" office:value="0.001414" calcext:value-type="float">
            <text:p>0.001414</text:p>
          </table:table-cell>
          <table:table-cell/>
          <table:table-cell office:value-type="float" office:value="0.001057" calcext:value-type="float">
            <text:p>0.001057</text:p>
          </table:table-cell>
          <table:table-cell/>
          <table:table-cell office:value-type="float" office:value="0.001052" calcext:value-type="float">
            <text:p>0.001052</text:p>
          </table:table-cell>
          <table:table-cell/>
          <table:table-cell office:value-type="float" office:value="0.011718" calcext:value-type="float">
            <text:p>0.011718</text:p>
          </table:table-cell>
          <table:table-cell/>
          <table:table-cell office:value-type="float" office:value="0.015965" calcext:value-type="float">
            <text:p>0.015965</text:p>
          </table:table-cell>
          <table:table-cell/>
          <table:table-cell office:value-type="float" office:value="0.011895" calcext:value-type="float">
            <text:p>0.011895</text:p>
          </table:table-cell>
          <table:table-cell/>
          <table:table-cell office:value-type="float" office:value="0.012203" calcext:value-type="float">
            <text:p>0.012203</text:p>
          </table:table-cell>
          <table:table-cell/>
          <table:table-cell office:value-type="float" office:value="0.134399" calcext:value-type="float">
            <text:p>0.134399</text:p>
          </table:table-cell>
          <table:table-cell/>
          <table:table-cell office:value-type="float" office:value="0.178267" calcext:value-type="float">
            <text:p>0.178267</text:p>
          </table:table-cell>
          <table:table-cell/>
          <table:table-cell office:value-type="float" office:value="0.135057" calcext:value-type="float">
            <text:p>0.135057</text:p>
          </table:table-cell>
          <table:table-cell/>
          <table:table-cell office:value-type="float" office:value="0.138546" calcext:value-type="float">
            <text:p>0.138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002" calcext:value-type="float">
            <text:p>2.00E-06</text:p>
          </table:table-cell>
          <table:table-cell/>
          <table:table-cell office:value-type="float" office:value="0.000003" calcext:value-type="float">
            <text:p>3.00E-06</text:p>
          </table:table-cell>
          <table:table-cell/>
          <table:table-cell office:value-type="float" office:value="0.000179" calcext:value-type="float">
            <text:p>0.000179</text:p>
          </table:table-cell>
          <table:table-cell/>
          <table:table-cell office:value-type="float" office:value="0.000221" calcext:value-type="float">
            <text:p>0.000221</text:p>
          </table:table-cell>
          <table:table-cell/>
          <table:table-cell office:value-type="float" office:value="0.000193" calcext:value-type="float">
            <text:p>0.000193</text:p>
          </table:table-cell>
          <table:table-cell/>
          <table:table-cell office:value-type="float" office:value="0.000152" calcext:value-type="float">
            <text:p>0.000152</text:p>
          </table:table-cell>
          <table:table-cell/>
          <table:table-cell office:value-type="float" office:value="0.001209" calcext:value-type="float">
            <text:p>0.001209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01054" calcext:value-type="float">
            <text:p>0.001054</text:p>
          </table:table-cell>
          <table:table-cell/>
          <table:table-cell office:value-type="float" office:value="0.001069" calcext:value-type="float">
            <text:p>0.001069</text:p>
          </table:table-cell>
          <table:table-cell/>
          <table:table-cell office:value-type="float" office:value="0.011725" calcext:value-type="float">
            <text:p>0.011725</text:p>
          </table:table-cell>
          <table:table-cell/>
          <table:table-cell office:value-type="float" office:value="0.015939" calcext:value-type="float">
            <text:p>0.015939</text:p>
          </table:table-cell>
          <table:table-cell/>
          <table:table-cell office:value-type="float" office:value="0.011832" calcext:value-type="float">
            <text:p>0.011832</text:p>
          </table:table-cell>
          <table:table-cell/>
          <table:table-cell office:value-type="float" office:value="0.012162" calcext:value-type="float">
            <text:p>0.012162</text:p>
          </table:table-cell>
          <table:table-cell/>
          <table:table-cell office:value-type="float" office:value="0.133161" calcext:value-type="float">
            <text:p>0.133161</text:p>
          </table:table-cell>
          <table:table-cell/>
          <table:table-cell office:value-type="float" office:value="0.178355" calcext:value-type="float">
            <text:p>0.178355</text:p>
          </table:table-cell>
          <table:table-cell/>
          <table:table-cell office:value-type="float" office:value="0.135227" calcext:value-type="float">
            <text:p>0.135227</text:p>
          </table:table-cell>
          <table:table-cell/>
          <table:table-cell office:value-type="float" office:value="0.138486" calcext:value-type="float">
            <text:p>0.13848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02])" office:value-type="float" office:value="0.00000251" calcext:value-type="float">
            <text:p>2.51E-06</text:p>
          </table:table-cell>
          <table:table-cell/>
          <table:table-cell table:style-name="ce2" table:formula="of:=AVERAGE([.D3:.D102])" office:value-type="float" office:value="0.00000281" calcext:value-type="float">
            <text:p>2.81E-06</text:p>
          </table:table-cell>
          <table:table-cell/>
          <table:table-cell table:style-name="ce2" table:formula="of:=AVERAGE([.F3:.F102])" office:value-type="float" office:value="0.00000246" calcext:value-type="float">
            <text:p>2.46E-06</text:p>
          </table:table-cell>
          <table:table-cell/>
          <table:table-cell table:style-name="ce2" table:formula="of:=AVERAGE([.H3:.H102])" office:value-type="float" office:value="0.00000252" calcext:value-type="float">
            <text:p>2.52E-06</text:p>
          </table:table-cell>
          <table:table-cell/>
          <table:table-cell table:style-name="ce1" table:formula="of:=AVERAGE([.J3:.J102])" office:value-type="float" office:value="0.00021326" calcext:value-type="float">
            <text:p>2.13E-04</text:p>
          </table:table-cell>
          <table:table-cell/>
          <table:table-cell table:formula="of:=AVERAGE([.L3:.L102])" office:value-type="float" office:value="0.00024379" calcext:value-type="float">
            <text:p>0.00024379</text:p>
          </table:table-cell>
          <table:table-cell/>
          <table:table-cell table:formula="of:=AVERAGE([.N3:.N102])" office:value-type="float" office:value="0.00015545" calcext:value-type="float">
            <text:p>0.00015545</text:p>
          </table:table-cell>
          <table:table-cell/>
          <table:table-cell table:formula="of:=AVERAGE([.P3:.P102])" office:value-type="float" office:value="0.0001342" calcext:value-type="float">
            <text:p>0.0001342</text:p>
          </table:table-cell>
          <table:table-cell/>
          <table:table-cell table:formula="of:=AVERAGE([.R3:.R102])" office:value-type="float" office:value="0.00109205" calcext:value-type="float">
            <text:p>0.00109205</text:p>
          </table:table-cell>
          <table:table-cell/>
          <table:table-cell table:formula="of:=AVERAGE([.T3:.T102])" office:value-type="float" office:value="0.00144197" calcext:value-type="float">
            <text:p>0.00144197</text:p>
          </table:table-cell>
          <table:table-cell/>
          <table:table-cell table:formula="of:=AVERAGE([.V3:.V102])" office:value-type="float" office:value="0.00106632" calcext:value-type="float">
            <text:p>0.00106632</text:p>
          </table:table-cell>
          <table:table-cell/>
          <table:table-cell table:formula="of:=AVERAGE([.X3:.X102])" office:value-type="float" office:value="0.00107002" calcext:value-type="float">
            <text:p>0.00107002</text:p>
          </table:table-cell>
          <table:table-cell/>
          <table:table-cell table:formula="of:=AVERAGE([.X3:.Z102])" office:value-type="float" office:value="0.006574675" calcext:value-type="float">
            <text:p>0.006574675</text:p>
          </table:table-cell>
          <table:table-cell/>
          <table:table-cell table:style-name="ce3" table:formula="of:=AVERAGE([.AB3:.AB102])" office:value-type="float" office:value="0.01603183" calcext:value-type="float">
            <text:p>0.01603183</text:p>
          </table:table-cell>
          <table:table-cell/>
          <table:table-cell table:style-name="ce3" table:formula="of:=AVERAGE([.AD3:.AD102])" office:value-type="float" office:value="0.01206915" calcext:value-type="float">
            <text:p>0.01206915</text:p>
          </table:table-cell>
          <table:table-cell/>
          <table:table-cell table:style-name="ce3" table:formula="of:=AVERAGE([.AF3:.AF102])" office:value-type="float" office:value="0.01218275" calcext:value-type="float">
            <text:p>0.01218275</text:p>
          </table:table-cell>
          <table:table-cell/>
          <table:table-cell table:style-name="ce3" table:formula="of:=AVERAGE([.AH3:.AH102])" office:value-type="float" office:value="0.13458141" calcext:value-type="float">
            <text:p>0.13458141</text:p>
          </table:table-cell>
          <table:table-cell/>
          <table:table-cell table:style-name="ce3" table:formula="of:=AVERAGE([.AJ3:.AJ102])" office:value-type="float" office:value="0.18081474" calcext:value-type="float">
            <text:p>0.18081474</text:p>
          </table:table-cell>
          <table:table-cell/>
          <table:table-cell table:style-name="ce3" table:formula="of:=AVERAGE([.AL3:.AL102])" office:value-type="float" office:value="0.13527889" calcext:value-type="float">
            <text:p>0.13527889</text:p>
          </table:table-cell>
          <table:table-cell/>
          <table:table-cell table:formula="of:=AVERAGE([.AN3:.AN102])" office:value-type="float" office:value="0.13910657" calcext:value-type="float">
            <text:p>0.13910657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formula="of:=STDEV([.B3:.B102])" office:value-type="float" office:value="0.000000643459714388091" calcext:value-type="float">
            <text:p>6.43459714388091E-07</text:p>
          </table:table-cell>
          <table:table-cell/>
          <table:table-cell table:style-name="Default" table:formula="of:=STDEV([.D3:.D102])" office:value-type="float" office:value="0.000000442559132612339" calcext:value-type="float">
            <text:p>4.42559132612339E-07</text:p>
          </table:table-cell>
          <table:table-cell/>
          <table:table-cell table:style-name="ce3" table:formula="of:=STDEV([.F3:.F102])" office:value-type="float" office:value="0.000000558135423992378" calcext:value-type="float">
            <text:p>5.58135423992378E-07</text:p>
          </table:table-cell>
          <table:table-cell/>
          <table:table-cell table:style-name="ce3" table:formula="of:=STDEV([.H3:.H102])" office:value-type="float" office:value="0.000000559220236335626" calcext:value-type="float">
            <text:p>5.59220236335626E-07</text:p>
          </table:table-cell>
          <table:table-cell table:style-name="ce3"/>
          <table:table-cell table:style-name="ce3" table:formula="of:=STDEV([.J3:.J102])" office:value-type="float" office:value="0.000037789052981684" calcext:value-type="float">
            <text:p>3.7789052981684E-05</text:p>
          </table:table-cell>
          <table:table-cell table:style-name="ce3"/>
          <table:table-cell table:style-name="ce3" table:formula="of:=STDEV([.L3:.L102])" office:value-type="float" office:value="0.0000196511469323695" calcext:value-type="float">
            <text:p>1.96511469323695E-05</text:p>
          </table:table-cell>
          <table:table-cell table:style-name="ce3"/>
          <table:table-cell table:style-name="ce3" table:formula="of:=STDEV([.N3:.N102])" office:value-type="float" office:value="0.0000149358053960368" calcext:value-type="float">
            <text:p>1.49358053960368E-05</text:p>
          </table:table-cell>
          <table:table-cell table:style-name="ce3"/>
          <table:table-cell table:style-name="ce3" table:formula="of:=STDEV([.P3:.P102])" office:value-type="float" office:value="0.0000140108183309552" calcext:value-type="float">
            <text:p>1.40108183309552E-05</text:p>
          </table:table-cell>
          <table:table-cell table:style-name="ce3"/>
          <table:table-cell table:style-name="ce3" table:formula="of:=STDEV([.R3:.R102])" office:value-type="float" office:value="0.000119382618483427" calcext:value-type="float">
            <text:p>0.0001193826</text:p>
          </table:table-cell>
          <table:table-cell table:style-name="ce3"/>
          <table:table-cell table:style-name="ce3" table:formula="of:=STDEV([.T3:.T102])" office:value-type="float" office:value="0.0000565971864596776" calcext:value-type="float">
            <text:p>5.65971864596776E-05</text:p>
          </table:table-cell>
          <table:table-cell table:style-name="ce3"/>
          <table:table-cell table:style-name="ce3" table:formula="of:=STDEV([.V3:.V102])" office:value-type="float" office:value="0.0000797660569314031" calcext:value-type="float">
            <text:p>7.97660569314031E-05</text:p>
          </table:table-cell>
          <table:table-cell table:style-name="ce3"/>
          <table:table-cell table:style-name="ce3" table:formula="of:=STDEV([.X3:.X102])" office:value-type="float" office:value="0.0000382183995034599" calcext:value-type="float">
            <text:p>3.82183995034599E-05</text:p>
          </table:table-cell>
          <table:table-cell table:style-name="ce3"/>
          <table:table-cell table:style-name="ce3" table:formula="of:=STDEV([.Z3:.Z102])" office:value-type="float" office:value="0.00162216714414248" calcext:value-type="float">
            <text:p>0.0016221671</text:p>
          </table:table-cell>
          <table:table-cell table:style-name="ce3"/>
          <table:table-cell table:style-name="ce3" table:formula="of:=STDEV([.AB3:.AB102])" office:value-type="float" office:value="0.000127653734213245" calcext:value-type="float">
            <text:p>0.0001276537</text:p>
          </table:table-cell>
          <table:table-cell table:style-name="ce3"/>
          <table:table-cell table:style-name="ce3" table:formula="of:=STDEV([.AD3:.AD102])" office:value-type="float" office:value="0.000768123929592173" calcext:value-type="float">
            <text:p>0.0007681239</text:p>
          </table:table-cell>
          <table:table-cell table:style-name="ce3"/>
          <table:table-cell table:style-name="ce3" table:formula="of:=STDEV([.AF3:.AF102])" office:value-type="float" office:value="0.0000907488904125614" calcext:value-type="float">
            <text:p>9.07488904125614E-05</text:p>
          </table:table-cell>
          <table:table-cell table:style-name="ce3"/>
          <table:table-cell table:style-name="ce3" table:formula="of:=STDEV([.AH3:.AH102])" office:value-type="float" office:value="0.00775052229076834" calcext:value-type="float">
            <text:p>0.0077505223</text:p>
          </table:table-cell>
          <table:table-cell table:style-name="ce3"/>
          <table:table-cell table:style-name="ce3" table:formula="of:=STDEV([.AJ3:.AJ102])" office:value-type="float" office:value="0.00963593654940932" calcext:value-type="float">
            <text:p>0.0096359365</text:p>
          </table:table-cell>
          <table:table-cell table:style-name="ce3"/>
          <table:table-cell table:style-name="ce3" table:formula="of:=STDEV([.AL3:.AL102])" office:value-type="float" office:value="0.000769920157148675" calcext:value-type="float">
            <text:p>0.0007699202</text:p>
          </table:table-cell>
          <table:table-cell table:style-name="ce3"/>
          <table:table-cell table:style-name="ce3" table:formula="of:=STDEV([.AN3:.AN102])" office:value-type="float" office:value="0.00169728499333078" calcext:value-type="float">
            <text:p>0.001697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13:35.410131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7:14:26.163906356</meta:creation-date>
    <dc:date>2018-03-19T15:36:16.878089298</dc:date>
    <meta:editing-duration>PT54M58S</meta:editing-duration>
    <meta:editing-cycles>4</meta:editing-cycles>
    <meta:generator>LibreOffice/5.1.6.2$Linux_X86_64 LibreOffice_project/10m0$Build-2</meta:generator>
    <meta:document-statistic meta:table-count="1" meta:cell-count="2163" meta:object-count="0"/>
  </office:meta>
</office:document-meta>
</file>